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6.05895833333333cm" style:use-optimal-column-width="true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5.10645833333333cm" style:use-optimal-column-width="true"/>
    </style:style>
    <style:style style:name="co5" style:family="table-column">
      <style:table-column-properties fo:break-before="auto" style:column-width="2.80458333333333cm" style:use-optimal-column-width="true"/>
    </style:style>
    <style:style style:name="co6" style:family="table-column">
      <style:table-column-properties fo:break-before="auto" style:column-width="2.64583333333333cm" style:use-optimal-column-width="true"/>
    </style:style>
    <style:style style:name="co7" style:family="table-column">
      <style:table-column-properties fo:break-before="auto" style:column-width="5.58270833333333cm" style:use-optimal-column-width="true"/>
    </style:style>
    <style:style style:name="co8" style:family="table-column">
      <style:table-column-properties fo:break-before="auto" style:column-width="3.78354166666667cm" style:use-optimal-column-width="true"/>
    </style:style>
    <style:style style:name="co9" style:family="table-column">
      <style:table-column-properties fo:break-before="auto" style:column-width="4.60375cm" style:use-optimal-column-width="true"/>
    </style:style>
    <style:style style:name="co10" style:family="table-column">
      <style:table-column-properties fo:break-before="auto" style:column-width="1.852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xample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3" table:default-cell-style-name="ce1"/>
        <table:table-row table:style-name="ro1">
          <table:table-cell/>
          <table:table-cell table:number-columns-repeated="10" table:style-name="ce2"/>
          <table:table-cell table:number-columns-repeated="16373"/>
        </table:table-row>
        <table:table-row table:style-name="ro2">
          <table:table-cell/>
          <table:table-cell table:style-name="ce2"/>
          <table:table-cell office:value-type="string" table:style-name="ce3">
            <text:p>Example of Asymptotic Functional Analysis with a Third Order Polynomial</text:p>
          </table:table-cell>
          <table:table-cell table:number-columns-repeated="7" table:style-name="ce4"/>
          <table:table-cell table:style-name="ce2"/>
          <table:table-cell table:number-columns-repeated="16373"/>
        </table:table-row>
        <table:table-row table:style-name="ro2">
          <table:table-cell/>
          <table:table-cell table:style-name="ce2"/>
          <table:table-cell table:style-name="ce4"/>
          <table:table-cell office:value-type="string" table:style-name="ce3">
            <text:p>How it behaves when scaling</text:p>
          </table:table-cell>
          <table:table-cell table:style-name="ce3"/>
          <table:table-cell table:number-columns-repeated="5" table:style-name="ce4"/>
          <table:table-cell table:style-name="ce2"/>
          <table:table-cell table:number-columns-repeated="16373"/>
        </table:table-row>
        <table:table-row table:number-rows-repeated="2" table:style-name="ro1">
          <table:table-cell/>
          <table:table-cell table:number-columns-repeated="10" table:style-name="ce2"/>
          <table:table-cell table:number-columns-repeated="16373"/>
        </table:table-row>
        <table:table-row table:style-name="ro1">
          <table:table-cell/>
          <table:table-cell table:style-name="ce2"/>
          <table:table-cell office:value-type="string" table:style-name="ce2">
            <text:p>b=</text:p>
          </table:table-cell>
          <table:table-cell office:value-type="float" office:value="2" table:style-name="ce2">
            <text:p>2</text:p>
          </table:table-cell>
          <table:table-cell table:number-columns-repeated="7" table:style-name="ce2"/>
          <table:table-cell table:number-columns-repeated="16373"/>
        </table:table-row>
        <table:table-row table:style-name="ro1">
          <table:table-cell/>
          <table:table-cell office:value-type="string" table:style-name="ce2">
            <text:p>f(n) =</text:p>
          </table:table-cell>
          <table:table-cell office:value-type="string" table:style-name="ce2">
            <text:p>c=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*n^1</text:p>
          </table:table-cell>
          <table:table-cell office:value-type="string" table:style-name="ce2">
            <text:p>g(n)=</text:p>
          </table:table-cell>
          <table:table-cell office:value-type="float" office:value="1.8" table:style-name="ce2">
            <text:p>1.8</text:p>
          </table:table-cell>
          <table:table-cell table:style-name="ce2"/>
          <table:table-cell office:value-type="string" table:style-name="ce2">
            <text:p>*NLog(N)</text:p>
          </table:table-cell>
          <table:table-cell table:style-name="ce2"/>
          <table:table-cell table:number-columns-repeated="16373"/>
        </table:table-row>
        <table:table-row table:style-name="ro1">
          <table:table-cell/>
          <table:table-cell table:style-name="ce2"/>
          <table:table-cell office:value-type="string" table:style-name="ce2">
            <text:p>d=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*n^0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/>
          <table:table-cell table:number-columns-repeated="2" table:style-name="ce2"/>
          <table:table-cell office:value-type="float" office:value="7" table:style-name="ce2">
            <text:p>7</text:p>
          </table:table-cell>
          <table:table-cell table:style-name="ce2"/>
          <table:table-cell office:value-type="string" table:style-name="ce2">
            <text:p>Noise</text:p>
          </table:table-cell>
          <table:table-cell office:value-type="string" table:style-name="ce2">
            <text:p>g(n)=</text:p>
          </table:table-cell>
          <table:table-cell office:value-type="float" office:value="3.5" table:style-name="ce2">
            <text:p>3.5</text:p>
          </table:table-cell>
          <table:table-cell table:style-name="ce2"/>
          <table:table-cell office:value-type="string" table:style-name="ce2">
            <text:p>*NLog(N)</text:p>
          </table:table-cell>
          <table:table-cell table:style-name="ce2"/>
          <table:table-cell table:number-columns-repeated="16373"/>
        </table:table-row>
        <table:table-row table:style-name="ro1">
          <table:table-cell/>
          <table:table-cell table:style-name="ce2"/>
          <table:table-cell office:value-type="string" table:style-name="ce2">
            <text:p>b'=</text:p>
          </table:table-cell>
          <table:table-cell office:value-type="float" office:value="1.9973399999999999" table:style-name="ce2">
            <text:p>1.99734</text:p>
          </table:table-cell>
          <table:table-cell table:number-columns-repeated="7" table:style-name="ce2"/>
          <table:table-cell table:number-columns-repeated="16373"/>
        </table:table-row>
        <table:table-row table:style-name="ro1">
          <table:table-cell/>
          <table:table-cell table:style-name="ce2"/>
          <table:table-cell office:value-type="string" table:style-name="ce2">
            <text:p>c'=</text:p>
          </table:table-cell>
          <table:table-cell office:value-type="float" office:value="5.2029899999999998" table:style-name="ce2">
            <text:p>5.20299</text:p>
          </table:table-cell>
          <table:table-cell table:number-columns-repeated="5" table:style-name="ce2"/>
          <table:table-cell office:value-type="string" table:style-name="ce2">
            <text:p>Big Oh Upper Bound</text:p>
          </table:table-cell>
          <table:table-cell office:value-type="string" table:style-name="ce2">
            <text:p>Big Omega Lower Bound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office:value-type="string" table:style-name="ce2">
            <text:p>d'=</text:p>
          </table:table-cell>
          <table:table-cell office:value-type="float" office:value="9.6317799999999991" table:style-name="ce2">
            <text:p>9.63178</text:p>
          </table:table-cell>
          <table:table-cell table:number-columns-repeated="7" table:style-name="ce2"/>
          <table:table-cell table:number-columns-repeated="16373"/>
        </table:table-row>
        <table:table-row table:style-name="ro1">
          <table:table-cell/>
          <table:table-cell table:number-columns-repeated="4" table:style-name="ce2"/>
          <table:table-cell office:value-type="string" table:style-name="ce2">
            <text:p>f(n)=b*NLogN+cLogN+d*n^o</text:p>
          </table:table-cell>
          <table:table-cell table:number-columns-repeated="2" table:style-name="ce2"/>
          <table:table-cell office:value-type="string" table:style-name="ce2">
            <text:p>f''(n)=b'*NLogN+c'*LogN+d'*n^o</text:p>
          </table:table-cell>
          <table:table-cell table:number-columns-repeated="2" table:style-name="ce2"/>
          <table:table-cell table:number-columns-repeated="16373"/>
        </table:table-row>
        <table:table-row table:style-name="ro1">
          <table:table-cell/>
          <table:table-cell office:value-type="string" table:style-name="ce2">
            <text:p><text:s/>N^0</text:p>
          </table:table-cell>
          <table:table-cell office:value-type="string" table:style-name="ce2">
            <text:p>N^1</text:p>
          </table:table-cell>
          <table:table-cell office:value-type="string" table:style-name="ce2">
            <text:p>LogN</text:p>
          </table:table-cell>
          <table:table-cell office:value-type="string" table:style-name="ce2">
            <text:p>NLogN</text:p>
          </table:table-cell>
          <table:table-cell office:value-type="string" table:style-name="ce2">
            <text:p>f(n)</text:p>
          </table:table-cell>
          <table:table-cell office:value-type="string" table:style-name="ce2">
            <text:p>f'(n)=f(n)+noise</text:p>
          </table:table-cell>
          <table:table-cell office:value-type="string" table:style-name="ce2">
            <text:p>Error</text:p>
          </table:table-cell>
          <table:table-cell office:value-type="string" table:style-name="ce2">
            <text:p>f''(n)</text:p>
          </table:table-cell>
          <table:table-cell office:value-type="string" table:style-name="ce2">
            <text:p>C"*g(n)</text:p>
          </table:table-cell>
          <table:table-cell office:value-type="string" table:style-name="ce2">
            <text:p>C'*g(n)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LOG10([.C15])" table:style-name="ce2">
            <text:p>0</text:p>
          </table:table-cell>
          <table:table-cell office:value-type="float" office:value="0" table:formula="of:=[.C15]*[.D15]" table:style-name="ce2">
            <text:p>0</text:p>
          </table:table-cell>
          <table:table-cell office:value-type="float" office:value="10" table:formula="of:=[.$D$6]*[.E15]+[.$D$7]*[.D15]+[.$D$8]*[.B15]" table:style-name="ce2">
            <text:p>10</text:p>
          </table:table-cell>
          <table:table-cell office:value-type="float" office:value="8.5883958421908648" table:formula="of:=[.F15]+RAND()*[.$D$9]-[.$D$9]/2" table:style-name="ce2">
            <text:p>8.588395842</text:p>
          </table:table-cell>
          <table:table-cell office:value-type="float" office:value="1.4116041578091352" table:formula="of:=[.F15]-[.G15]" table:style-name="ce2">
            <text:p>1.411604158</text:p>
          </table:table-cell>
          <table:table-cell office:value-type="float" office:value="9.6317799999999991" table:formula="of:=[.$D$10]*[.E15]+[.$D$11]*[.D15]+[.$D$12]*[.B15]" table:style-name="ce2">
            <text:p>9.63178</text:p>
          </table:table-cell>
          <table:table-cell office:value-type="float" office:value="0" table:formula="of:=[.$H$9]*[.E15]" table:style-name="ce2">
            <text:p>0</text:p>
          </table:table-cell>
          <table:table-cell office:value-type="float" office:value="0" table:formula="of:=[.$H$7]*[.E15]" table:style-name="ce2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010299956639812" table:formula="of:=LOG10([.C16])" table:style-name="ce2">
            <text:p>0.301029996</text:p>
          </table:table-cell>
          <table:table-cell office:value-type="float" office:value="0.6020599913279624" table:formula="of:=[.C16]*[.D16]" table:style-name="ce2">
            <text:p>0.602059991</text:p>
          </table:table-cell>
          <table:table-cell office:value-type="float" office:value="12.709269960975831" table:formula="of:=[.$D$6]*[.E16]+[.$D$7]*[.D16]+[.$D$8]*[.B16]" table:style-name="ce2">
            <text:p>12.70926996</text:p>
          </table:table-cell>
          <table:table-cell office:value-type="float" office:value="10.192529420264668" table:formula="of:=[.F16]+RAND()*[.$D$9]-[.$D$9]/2" table:style-name="ce2">
            <text:p>10.19252942</text:p>
          </table:table-cell>
          <table:table-cell office:value-type="float" office:value="2.5167405407111634" table:formula="of:=[.F16]-[.G16]" table:style-name="ce2">
            <text:p>2.516740541</text:p>
          </table:table-cell>
          <table:table-cell office:value-type="float" office:value="12.40055456021873" table:formula="of:=[.$D$10]*[.E16]+[.$D$11]*[.D16]+[.$D$12]*[.B16]" table:style-name="ce2">
            <text:p>12.40055456</text:p>
          </table:table-cell>
          <table:table-cell office:value-type="float" office:value="2.1072099696478683" table:formula="of:=[.$H$9]*[.E16]" table:style-name="ce2">
            <text:p>2.10720997</text:p>
          </table:table-cell>
          <table:table-cell office:value-type="float" office:value="1.0837079843903323" table:formula="of:=[.$H$7]*[.E16]" table:style-name="ce2">
            <text:p>1.0837079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.47712125471966244" table:formula="of:=LOG10([.C17])" table:style-name="ce2">
            <text:p>0.477121255</text:p>
          </table:table-cell>
          <table:table-cell office:value-type="float" office:value="1.4313637641589874" table:formula="of:=[.C17]*[.D17]" table:style-name="ce2">
            <text:p>1.431363764</text:p>
          </table:table-cell>
          <table:table-cell office:value-type="float" office:value="15.248333801916287" table:formula="of:=[.$D$6]*[.E17]+[.$D$7]*[.D17]+[.$D$8]*[.B17]" table:style-name="ce2">
            <text:p>15.2483338</text:p>
          </table:table-cell>
          <table:table-cell office:value-type="float" office:value="13.160442335552975" table:formula="of:=[.F17]+RAND()*[.$D$9]-[.$D$9]/2" table:style-name="ce2">
            <text:p>13.16044234</text:p>
          </table:table-cell>
          <table:table-cell office:value-type="float" office:value="2.0878914663633115" table:formula="of:=[.F17]-[.G17]" table:style-name="ce2">
            <text:p>2.087891466</text:p>
          </table:table-cell>
          <table:table-cell office:value-type="float" office:value="14.973157217799168" table:formula="of:=[.$D$10]*[.E17]+[.$D$11]*[.D17]+[.$D$12]*[.B17]" table:style-name="ce2">
            <text:p>14.97315722</text:p>
          </table:table-cell>
          <table:table-cell office:value-type="float" office:value="5.0097731745564555" table:formula="of:=[.$H$9]*[.E17]" table:style-name="ce2">
            <text:p>5.009773175</text:p>
          </table:table-cell>
          <table:table-cell office:value-type="float" office:value="2.5764547754861775" table:formula="of:=[.$H$7]*[.E17]" table:style-name="ce2">
            <text:p>2.5764547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0.6020599913279624" table:formula="of:=LOG10([.C18])" table:style-name="ce2">
            <text:p>0.602059991</text:p>
          </table:table-cell>
          <table:table-cell office:value-type="float" office:value="2.4082399653118496" table:formula="of:=[.C18]*[.D18]" table:style-name="ce2">
            <text:p>2.408239965</text:p>
          </table:table-cell>
          <table:table-cell office:value-type="float" office:value="17.826779887263513" table:formula="of:=[.$D$6]*[.E18]+[.$D$7]*[.D18]+[.$D$8]*[.B18]" table:style-name="ce2">
            <text:p>17.82677989</text:p>
          </table:table-cell>
          <table:table-cell office:value-type="float" office:value="20.438369099167886" table:formula="of:=[.F18]+RAND()*[.$D$9]-[.$D$9]/2" table:style-name="ce2">
            <text:p>20.4383691</text:p>
          </table:table-cell>
          <table:table-cell office:value-type="float" office:value="-2.6115892119043735" table:formula="of:=[.F18]-[.G18]" table:style-name="ce2">
            <text:p>-2.611589212</text:p>
          </table:table-cell>
          <table:table-cell office:value-type="float" office:value="17.574366126595443" table:formula="of:=[.$D$10]*[.E18]+[.$D$11]*[.D18]+[.$D$12]*[.B18]" table:style-name="ce2">
            <text:p>17.57436613</text:p>
          </table:table-cell>
          <table:table-cell office:value-type="float" office:value="8.4288398785914733" table:formula="of:=[.$H$9]*[.E18]" table:style-name="ce2">
            <text:p>8.428839879</text:p>
          </table:table-cell>
          <table:table-cell office:value-type="float" office:value="4.3348319375613293" table:formula="of:=[.$H$7]*[.E18]" table:style-name="ce2">
            <text:p>4.3348319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.69897000433601886" table:formula="of:=LOG10([.C19])" table:style-name="ce2">
            <text:p>0.698970004</text:p>
          </table:table-cell>
          <table:table-cell office:value-type="float" office:value="3.4948500216800942" table:formula="of:=[.C19]*[.D19]" table:style-name="ce2">
            <text:p>3.494850022</text:p>
          </table:table-cell>
          <table:table-cell office:value-type="float" office:value="20.484550065040281" table:formula="of:=[.$D$6]*[.E19]+[.$D$7]*[.D19]+[.$D$8]*[.B19]" table:style-name="ce2">
            <text:p>20.48455007</text:p>
          </table:table-cell>
          <table:table-cell office:value-type="float" office:value="22.878597724592392" table:formula="of:=[.F19]+RAND()*[.$D$9]-[.$D$9]/2" table:style-name="ce2">
            <text:p>22.87859772</text:p>
          </table:table-cell>
          <table:table-cell office:value-type="float" office:value="-2.3940476595521112" table:formula="of:=[.F19]-[.G19]" table:style-name="ce2">
            <text:p>-2.39404766</text:p>
          </table:table-cell>
          <table:table-cell office:value-type="float" office:value="20.24891768516278" table:formula="of:=[.$D$10]*[.E19]+[.$D$11]*[.D19]+[.$D$12]*[.B19]" table:style-name="ce2">
            <text:p>20.24891769</text:p>
          </table:table-cell>
          <table:table-cell office:value-type="float" office:value="12.23197507588033" table:formula="of:=[.$H$9]*[.E19]" table:style-name="ce2">
            <text:p>12.23197508</text:p>
          </table:table-cell>
          <table:table-cell office:value-type="float" office:value="6.2907300390241696" table:formula="of:=[.$H$7]*[.E19]" table:style-name="ce2">
            <text:p>6.29073003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0.77815125038364363" table:formula="of:=LOG10([.C20])" table:style-name="ce2">
            <text:p>0.77815125</text:p>
          </table:table-cell>
          <table:table-cell office:value-type="float" office:value="4.6689075023018614" table:formula="of:=[.C20]*[.D20]" table:style-name="ce2">
            <text:p>4.668907502</text:p>
          </table:table-cell>
          <table:table-cell office:value-type="float" office:value="23.228571256521942" table:formula="of:=[.$D$6]*[.E20]+[.$D$7]*[.D20]+[.$D$8]*[.B20]" table:style-name="ce2">
            <text:p>23.22857126</text:p>
          </table:table-cell>
          <table:table-cell office:value-type="float" office:value="22.605997189670692" table:formula="of:=[.F20]+RAND()*[.$D$9]-[.$D$9]/2" table:style-name="ce2">
            <text:p>22.60599719</text:p>
          </table:table-cell>
          <table:table-cell office:value-type="float" office:value="0.62257406685125005" table:formula="of:=[.F20]-[.G20]" table:style-name="ce2">
            <text:p>0.622574067</text:p>
          </table:table-cell>
          <table:table-cell office:value-type="float" office:value="23.005888884881195" table:formula="of:=[.$D$10]*[.E20]+[.$D$11]*[.D20]+[.$D$12]*[.B20]" table:style-name="ce2">
            <text:p>23.00588888</text:p>
          </table:table-cell>
          <table:table-cell office:value-type="float" office:value="16.341176258056514" table:formula="of:=[.$H$9]*[.E20]" table:style-name="ce2">
            <text:p>16.34117626</text:p>
          </table:table-cell>
          <table:table-cell office:value-type="float" office:value="8.4040335041433512" table:formula="of:=[.$H$7]*[.E20]" table:style-name="ce2">
            <text:p>8.4040335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0.84509804001425681" table:formula="of:=LOG10([.C21])" table:style-name="ce2">
            <text:p>0.84509804</text:p>
            <draw:frame draw:z-index="1" draw:id="id0" draw:style-name="a0" draw:name="Chart 3" svg:x="1.01042in" svg:y="0.03125in" svg:width="7.42708in" svg:height="3.254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5.9156862800997976" table:formula="of:=[.C21]*[.D21]" table:style-name="ce2">
            <text:p>5.91568628</text:p>
          </table:table-cell>
          <table:table-cell office:value-type="float" office:value="26.056862760270878" table:formula="of:=[.$D$6]*[.E21]+[.$D$7]*[.D21]+[.$D$8]*[.B21]" table:style-name="ce2">
            <text:p>26.05686276</text:p>
          </table:table-cell>
          <table:table-cell office:value-type="float" office:value="24.488086313822961" table:formula="of:=[.F21]+RAND()*[.$D$9]-[.$D$9]/2" table:style-name="ce2">
            <text:p>24.48808631</text:p>
          </table:table-cell>
          <table:table-cell office:value-type="float" office:value="1.5687764464479166" table:formula="of:=[.F21]-[.G21]" table:style-name="ce2">
            <text:p>1.568776446</text:p>
          </table:table-cell>
          <table:table-cell office:value-type="float" office:value="25.844453485908303" table:formula="of:=[.$D$10]*[.E21]+[.$D$11]*[.D21]+[.$D$12]*[.B21]" table:style-name="ce2">
            <text:p>25.84445349</text:p>
          </table:table-cell>
          <table:table-cell office:value-type="float" office:value="20.704901980349291" table:formula="of:=[.$H$9]*[.E21]" table:style-name="ce2">
            <text:p>20.70490198</text:p>
          </table:table-cell>
          <table:table-cell office:value-type="float" office:value="10.648235304179636" table:formula="of:=[.$H$7]*[.E21]" table:style-name="ce2">
            <text:p>10.64823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0.90308998699194354" table:formula="of:=LOG10([.C22])" table:style-name="ce2">
            <text:p>0.903089987</text:p>
          </table:table-cell>
          <table:table-cell office:value-type="float" office:value="7.2247198959355483" table:formula="of:=[.C22]*[.D22]" table:style-name="ce2">
            <text:p>7.224719896</text:p>
          </table:table-cell>
          <table:table-cell office:value-type="float" office:value="28.964889726830815" table:formula="of:=[.$D$6]*[.E22]+[.$D$7]*[.D22]+[.$D$8]*[.B22]" table:style-name="ce2">
            <text:p>28.96488973</text:p>
          </table:table-cell>
          <table:table-cell office:value-type="float" office:value="30.561452357763137" table:formula="of:=[.F22]+RAND()*[.$D$9]-[.$D$9]/2" table:style-name="ce2">
            <text:p>30.56145236</text:p>
          </table:table-cell>
          <table:table-cell office:value-type="float" office:value="-1.596562630932322" table:formula="of:=[.F22]-[.G22]" table:style-name="ce2">
            <text:p>-1.596562631</text:p>
          </table:table-cell>
          <table:table-cell office:value-type="float" office:value="28.76077020836712" table:formula="of:=[.$D$10]*[.E22]+[.$D$11]*[.D22]+[.$D$12]*[.B22]" table:style-name="ce2">
            <text:p>28.76077021</text:p>
          </table:table-cell>
          <table:table-cell office:value-type="float" office:value="25.286519635774418" table:formula="of:=[.$H$9]*[.E22]" table:style-name="ce2">
            <text:p>25.28651964</text:p>
          </table:table-cell>
          <table:table-cell office:value-type="float" office:value="13.004495812683988" table:formula="of:=[.$H$7]*[.E22]" table:style-name="ce2">
            <text:p>13.00449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0.95424250943932487" table:formula="of:=LOG10([.C23])" table:style-name="ce2">
            <text:p>0.954242509</text:p>
          </table:table-cell>
          <table:table-cell office:value-type="float" office:value="8.5881825849539233" table:formula="of:=[.C23]*[.D23]" table:style-name="ce2">
            <text:p>8.588182585</text:p>
          </table:table-cell>
          <table:table-cell office:value-type="float" office:value="31.947577717104473" table:formula="of:=[.$D$6]*[.E23]+[.$D$7]*[.D23]+[.$D$8]*[.B23]" table:style-name="ce2">
            <text:p>31.94757772</text:p>
          </table:table-cell>
          <table:table-cell office:value-type="float" office:value="33.580306287509487" table:formula="of:=[.F23]+RAND()*[.$D$9]-[.$D$9]/2" table:style-name="ce2">
            <text:p>33.58030629</text:p>
          </table:table-cell>
          <table:table-cell office:value-type="float" office:value="-1.6327285704050141" table:formula="of:=[.F23]-[.G23]" table:style-name="ce2">
            <text:p>-1.63272857</text:p>
          </table:table-cell>
          <table:table-cell office:value-type="float" office:value="31.750214838419581" table:formula="of:=[.$D$10]*[.E23]+[.$D$11]*[.D23]+[.$D$12]*[.B23]" table:style-name="ce2">
            <text:p>31.75021484</text:p>
          </table:table-cell>
          <table:table-cell office:value-type="float" office:value="30.05863904733873" table:formula="of:=[.$H$9]*[.E23]" table:style-name="ce2">
            <text:p>30.05863905</text:p>
          </table:table-cell>
          <table:table-cell office:value-type="float" office:value="15.458728652917062" table:formula="of:=[.$H$7]*[.E23]" table:style-name="ce2">
            <text:p>15.458728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" table:formula="of:=LOG10([.C24])" table:style-name="ce2">
            <text:p>1</text:p>
          </table:table-cell>
          <table:table-cell office:value-type="float" office:value="10" table:formula="of:=[.C24]*[.D24]" table:style-name="ce2">
            <text:p>10</text:p>
          </table:table-cell>
          <table:table-cell office:value-type="float" office:value="35" table:formula="of:=[.$D$6]*[.E24]+[.$D$7]*[.D24]+[.$D$8]*[.B24]" table:style-name="ce2">
            <text:p>35</text:p>
          </table:table-cell>
          <table:table-cell office:value-type="float" office:value="34.728839102699986" table:formula="of:=[.F24]+RAND()*[.$D$9]-[.$D$9]/2" table:style-name="ce2">
            <text:p>34.7288391</text:p>
          </table:table-cell>
          <table:table-cell office:value-type="float" office:value="0.27116089730001391" table:formula="of:=[.F24]-[.G24]" table:style-name="ce2">
            <text:p>0.271160897</text:p>
          </table:table-cell>
          <table:table-cell office:value-type="float" office:value="34.808169999999997" table:formula="of:=[.$D$10]*[.E24]+[.$D$11]*[.D24]+[.$D$12]*[.B24]" table:style-name="ce2">
            <text:p>34.80817</text:p>
          </table:table-cell>
          <table:table-cell office:value-type="float" office:value="35" table:formula="of:=[.$H$9]*[.E24]" table:style-name="ce2">
            <text:p>35</text:p>
          </table:table-cell>
          <table:table-cell office:value-type="float" office:value="18" table:formula="of:=[.$H$7]*[.E24]" table:style-name="ce2">
            <text:p>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.0413926851582251" table:formula="of:=LOG10([.C25])" table:style-name="ce2">
            <text:p>1.041392685</text:p>
          </table:table-cell>
          <table:table-cell office:value-type="float" office:value="11.455319536740477" table:formula="of:=[.C25]*[.D25]" table:style-name="ce2">
            <text:p>11.45531954</text:p>
          </table:table-cell>
          <table:table-cell office:value-type="float" office:value="38.117602499272081" table:formula="of:=[.$D$6]*[.E25]+[.$D$7]*[.D25]+[.$D$8]*[.B25]" table:style-name="ce2">
            <text:p>38.1176025</text:p>
          </table:table-cell>
          <table:table-cell office:value-type="float" office:value="40.942343882509434" table:formula="of:=[.F25]+RAND()*[.$D$9]-[.$D$9]/2" table:style-name="ce2">
            <text:p>40.94234388</text:p>
          </table:table-cell>
          <table:table-cell office:value-type="float" office:value="-2.8247413832373525" table:formula="of:=[.F25]-[.G25]" table:style-name="ce2">
            <text:p>-2.824741383</text:p>
          </table:table-cell>
          <table:table-cell office:value-type="float" office:value="37.930303650464616" table:formula="of:=[.$D$10]*[.E25]+[.$D$11]*[.D25]+[.$D$12]*[.B25]" table:style-name="ce2">
            <text:p>37.93030365</text:p>
          </table:table-cell>
          <table:table-cell office:value-type="float" office:value="40.093618378591671" table:formula="of:=[.$H$9]*[.E25]" table:style-name="ce2">
            <text:p>40.09361838</text:p>
          </table:table-cell>
          <table:table-cell office:value-type="float" office:value="20.619575166132858" table:formula="of:=[.$H$7]*[.E25]" table:style-name="ce2">
            <text:p>20.6195751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1.0791812460476249" table:formula="of:=LOG10([.C26])" table:style-name="ce2">
            <text:p>1.079181246</text:p>
          </table:table-cell>
          <table:table-cell office:value-type="float" office:value="12.950174952571498" table:formula="of:=[.C26]*[.D26]" table:style-name="ce2">
            <text:p>12.95017495</text:p>
          </table:table-cell>
          <table:table-cell office:value-type="float" office:value="41.296256135381121" table:formula="of:=[.$D$6]*[.E26]+[.$D$7]*[.D26]+[.$D$8]*[.B26]" table:style-name="ce2">
            <text:p>41.29625614</text:p>
          </table:table-cell>
          <table:table-cell office:value-type="float" office:value="38.816651908722989" table:formula="of:=[.F26]+RAND()*[.$D$9]-[.$D$9]/2" table:style-name="ce2">
            <text:p>38.81665191</text:p>
          </table:table-cell>
          <table:table-cell office:value-type="float" office:value="2.4796042266581324" table:formula="of:=[.F26]-[.G26]" table:style-name="ce2">
            <text:p>2.479604227</text:p>
          </table:table-cell>
          <table:table-cell office:value-type="float" office:value="41.112651671142487" table:formula="of:=[.$D$10]*[.E26]+[.$D$11]*[.D26]+[.$D$12]*[.B26]" table:style-name="ce2">
            <text:p>41.11265167</text:p>
          </table:table-cell>
          <table:table-cell office:value-type="float" office:value="45.32561233400024" table:formula="of:=[.$H$9]*[.E26]" table:style-name="ce2">
            <text:p>45.32561233</text:p>
          </table:table-cell>
          <table:table-cell office:value-type="float" office:value="23.310314914628698" table:formula="of:=[.$H$7]*[.E26]" table:style-name="ce2">
            <text:p>23.310314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.1139433523068367" table:formula="of:=LOG10([.C27])" table:style-name="ce2">
            <text:p>1.113943352</text:p>
          </table:table-cell>
          <table:table-cell office:value-type="float" office:value="14.481263579988877" table:formula="of:=[.C27]*[.D27]" table:style-name="ce2">
            <text:p>14.48126358</text:p>
          </table:table-cell>
          <table:table-cell office:value-type="float" office:value="44.532243921511935" table:formula="of:=[.$D$6]*[.E27]+[.$D$7]*[.D27]+[.$D$8]*[.B27]" table:style-name="ce2">
            <text:p>44.53224392</text:p>
          </table:table-cell>
          <table:table-cell office:value-type="float" office:value="42.487467632927761" table:formula="of:=[.F27]+RAND()*[.$D$9]-[.$D$9]/2" table:style-name="ce2">
            <text:p>42.48746763</text:p>
          </table:table-cell>
          <table:table-cell office:value-type="float" office:value="2.044776288584174" table:formula="of:=[.F27]-[.G27]" table:style-name="ce2">
            <text:p>2.044776289</text:p>
          </table:table-cell>
          <table:table-cell office:value-type="float" office:value="44.351623121473928" table:formula="of:=[.$D$10]*[.E27]+[.$D$11]*[.D27]+[.$D$12]*[.B27]" table:style-name="ce2">
            <text:p>44.35162312</text:p>
          </table:table-cell>
          <table:table-cell office:value-type="float" office:value="50.684422529961068" table:formula="of:=[.$H$9]*[.E27]" table:style-name="ce2">
            <text:p>50.68442253</text:p>
          </table:table-cell>
          <table:table-cell office:value-type="float" office:value="26.066274443979978" table:formula="of:=[.$H$7]*[.E27]" table:style-name="ce2">
            <text:p>26.066274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1.146128035678238" table:formula="of:=LOG10([.C28])" table:style-name="ce2">
            <text:p>1.146128036</text:p>
          </table:table-cell>
          <table:table-cell office:value-type="float" office:value="16.045792499495331" table:formula="of:=[.C28]*[.D28]" table:style-name="ce2">
            <text:p>16.0457925</text:p>
          </table:table-cell>
          <table:table-cell office:value-type="float" office:value="47.822225177381853" table:formula="of:=[.$D$6]*[.E28]+[.$D$7]*[.D28]+[.$D$8]*[.B28]" table:style-name="ce2">
            <text:p>47.82222518</text:p>
          </table:table-cell>
          <table:table-cell office:value-type="float" office:value="44.606044287725723" table:formula="of:=[.F28]+RAND()*[.$D$9]-[.$D$9]/2" table:style-name="ce2">
            <text:p>44.60604429</text:p>
          </table:table-cell>
          <table:table-cell office:value-type="float" office:value="3.2161808896561297" table:formula="of:=[.F28]-[.G28]" table:style-name="ce2">
            <text:p>3.21618089</text:p>
          </table:table-cell>
          <table:table-cell office:value-type="float" office:value="47.643975899295512" table:formula="of:=[.$D$10]*[.E28]+[.$D$11]*[.D28]+[.$D$12]*[.B28]" table:style-name="ce2">
            <text:p>47.6439759</text:p>
          </table:table-cell>
          <table:table-cell office:value-type="float" office:value="56.160273748233656" table:formula="of:=[.$H$9]*[.E28]" table:style-name="ce2">
            <text:p>56.16027375</text:p>
          </table:table-cell>
          <table:table-cell office:value-type="float" office:value="28.882426499091597" table:formula="of:=[.$H$7]*[.E28]" table:style-name="ce2">
            <text:p>28.88242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1.1760912590556813" table:formula="of:=LOG10([.C29])" table:style-name="ce2">
            <text:p>1.176091259</text:p>
          </table:table-cell>
          <table:table-cell office:value-type="float" office:value="17.64136888583522" table:formula="of:=[.C29]*[.D29]" table:style-name="ce2">
            <text:p>17.64136889</text:p>
          </table:table-cell>
          <table:table-cell office:value-type="float" office:value="51.163194066948847" table:formula="of:=[.$D$6]*[.E29]+[.$D$7]*[.D29]+[.$D$8]*[.B29]" table:style-name="ce2">
            <text:p>51.16319407</text:p>
          </table:table-cell>
          <table:table-cell office:value-type="float" office:value="52.613998853737684" table:formula="of:=[.F29]+RAND()*[.$D$9]-[.$D$9]/2" table:style-name="ce2">
            <text:p>52.61399885</text:p>
          </table:table-cell>
          <table:table-cell office:value-type="float" office:value="-1.4508047867888365" table:formula="of:=[.F29]-[.G29]" table:style-name="ce2">
            <text:p>-1.450804787</text:p>
          </table:table-cell>
          <table:table-cell office:value-type="float" office:value="50.986782790388233" table:formula="of:=[.$D$10]*[.E29]+[.$D$11]*[.D29]+[.$D$12]*[.B29]" table:style-name="ce2">
            <text:p>50.98678279</text:p>
          </table:table-cell>
          <table:table-cell office:value-type="float" office:value="61.744791100423271" table:formula="of:=[.$H$9]*[.E29]" table:style-name="ce2">
            <text:p>61.7447911</text:p>
          </table:table-cell>
          <table:table-cell office:value-type="float" office:value="31.754463994503396" table:formula="of:=[.$H$7]*[.E29]" table:style-name="ce2">
            <text:p>31.754463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1.2041199826559248" table:formula="of:=LOG10([.C30])" table:style-name="ce2">
            <text:p>1.204119983</text:p>
          </table:table-cell>
          <table:table-cell office:value-type="float" office:value="19.265919722494797" table:formula="of:=[.C30]*[.D30]" table:style-name="ce2">
            <text:p>19.26591972</text:p>
          </table:table-cell>
          <table:table-cell office:value-type="float" office:value="54.552439358269218" table:formula="of:=[.$D$6]*[.E30]+[.$D$7]*[.D30]+[.$D$8]*[.B30]" table:style-name="ce2">
            <text:p>54.55243936</text:p>
          </table:table-cell>
          <table:table-cell office:value-type="float" office:value="52.8260309364668" table:formula="of:=[.F30]+RAND()*[.$D$9]-[.$D$9]/2" table:style-name="ce2">
            <text:p>52.82603094</text:p>
          </table:table-cell>
          <table:table-cell office:value-type="float" office:value="1.726408421802418" table:formula="of:=[.F30]-[.G30]" table:style-name="ce2">
            <text:p>1.726408422</text:p>
          </table:table-cell>
          <table:table-cell office:value-type="float" office:value="54.377396327086707" table:formula="of:=[.$D$10]*[.E30]+[.$D$11]*[.D30]+[.$D$12]*[.B30]" table:style-name="ce2">
            <text:p>54.37739633</text:p>
          </table:table-cell>
          <table:table-cell office:value-type="float" office:value="67.430719028731787" table:formula="of:=[.$H$9]*[.E30]" table:style-name="ce2">
            <text:p>67.43071903</text:p>
          </table:table-cell>
          <table:table-cell office:value-type="float" office:value="34.678655500490635" table:formula="of:=[.$H$7]*[.E30]" table:style-name="ce2">
            <text:p>34.67865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1.2304489213782739" table:formula="of:=LOG10([.C31])" table:style-name="ce2">
            <text:p>1.230448921</text:p>
          </table:table-cell>
          <table:table-cell office:value-type="float" office:value="20.917631663430654" table:formula="of:=[.C31]*[.D31]" table:style-name="ce2">
            <text:p>20.91763166</text:p>
          </table:table-cell>
          <table:table-cell office:value-type="float" office:value="57.987507933752681" table:formula="of:=[.$D$6]*[.E31]+[.$D$7]*[.D31]+[.$D$8]*[.B31]" table:style-name="ce2">
            <text:p>57.98750793</text:p>
          </table:table-cell>
          <table:table-cell office:value-type="float" office:value="58.467811636300524" table:formula="of:=[.F31]+RAND()*[.$D$9]-[.$D$9]/2" table:style-name="ce2">
            <text:p>58.46781164</text:p>
          </table:table-cell>
          <table:table-cell office:value-type="float" office:value="-0.48030370254784316" table:formula="of:=[.F31]-[.G31]" table:style-name="ce2">
            <text:p>-0.480303703</text:p>
          </table:table-cell>
          <table:table-cell office:value-type="float" office:value="57.813415860078521" table:formula="of:=[.$D$10]*[.E31]+[.$D$11]*[.D31]+[.$D$12]*[.B31]" table:style-name="ce2">
            <text:p>57.81341586</text:p>
          </table:table-cell>
          <table:table-cell office:value-type="float" office:value="73.211710822007291" table:formula="of:=[.$H$9]*[.E31]" table:style-name="ce2">
            <text:p>73.21171082</text:p>
          </table:table-cell>
          <table:table-cell office:value-type="float" office:value="37.651736994175181" table:formula="of:=[.$H$7]*[.E31]" table:style-name="ce2">
            <text:p>37.65173699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1.255272505103306" table:formula="of:=LOG10([.C32])" table:style-name="ce2">
            <text:p>1.255272505</text:p>
          </table:table-cell>
          <table:table-cell office:value-type="float" office:value="22.594905091859509" table:formula="of:=[.C32]*[.D32]" table:style-name="ce2">
            <text:p>22.59490509</text:p>
          </table:table-cell>
          <table:table-cell office:value-type="float" office:value="61.466172709235551" table:formula="of:=[.$D$6]*[.E32]+[.$D$7]*[.D32]+[.$D$8]*[.B32]" table:style-name="ce2">
            <text:p>61.46617271</text:p>
          </table:table-cell>
          <table:table-cell office:value-type="float" office:value="61.71069510053691" table:formula="of:=[.F32]+RAND()*[.$D$9]-[.$D$9]/2" table:style-name="ce2">
            <text:p>61.7106951</text:p>
          </table:table-cell>
          <table:table-cell office:value-type="float" office:value="-0.24452239130135922" table:formula="of:=[.F32]-[.G32]" table:style-name="ce2">
            <text:p>-0.244522391</text:p>
          </table:table-cell>
          <table:table-cell office:value-type="float" office:value="61.292658027502121" table:formula="of:=[.$D$10]*[.E32]+[.$D$11]*[.D32]+[.$D$12]*[.B32]" table:style-name="ce2">
            <text:p>61.29265803</text:p>
          </table:table-cell>
          <table:table-cell office:value-type="float" office:value="79.082167821508278" table:formula="of:=[.$H$9]*[.E32]" table:style-name="ce2">
            <text:p>79.08216782</text:p>
          </table:table-cell>
          <table:table-cell office:value-type="float" office:value="40.670829165347115" table:formula="of:=[.$H$7]*[.E32]" table:style-name="ce2">
            <text:p>40.67082917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1.2787536009528289" table:formula="of:=LOG10([.C33])" table:style-name="ce2">
            <text:p>1.278753601</text:p>
          </table:table-cell>
          <table:table-cell office:value-type="float" office:value="24.296318418103748" table:formula="of:=[.C33]*[.D33]" table:style-name="ce2">
            <text:p>24.29631842</text:p>
          </table:table-cell>
          <table:table-cell office:value-type="float" office:value="64.986404840971645" table:formula="of:=[.$D$6]*[.E33]+[.$D$7]*[.D33]+[.$D$8]*[.B33]" table:style-name="ce2">
            <text:p>64.98640484</text:p>
          </table:table-cell>
          <table:table-cell office:value-type="float" office:value="66.109163705840402" table:formula="of:=[.F33]+RAND()*[.$D$9]-[.$D$9]/2" table:style-name="ce2">
            <text:p>66.10916371</text:p>
          </table:table-cell>
          <table:table-cell office:value-type="float" office:value="-1.1227588648687572" table:formula="of:=[.F33]-[.G33]" table:style-name="ce2">
            <text:p>-1.122758865</text:p>
          </table:table-cell>
          <table:table-cell office:value-type="float" office:value="64.813130827436893" table:formula="of:=[.$D$10]*[.E33]+[.$D$11]*[.D33]+[.$D$12]*[.B33]" table:style-name="ce2">
            <text:p>64.81313083</text:p>
          </table:table-cell>
          <table:table-cell office:value-type="float" office:value="85.037114463363125" table:formula="of:=[.$H$9]*[.E33]" table:style-name="ce2">
            <text:p>85.03711446</text:p>
          </table:table-cell>
          <table:table-cell office:value-type="float" office:value="43.733373152586751" table:formula="of:=[.$H$7]*[.E33]" table:style-name="ce2">
            <text:p>43.73337315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1.3010299956639813" table:formula="of:=LOG10([.C34])" table:style-name="ce2">
            <text:p>1.301029996</text:p>
          </table:table-cell>
          <table:table-cell office:value-type="float" office:value="26.020599913279625" table:formula="of:=[.C34]*[.D34]" table:style-name="ce2">
            <text:p>26.02059991</text:p>
          </table:table-cell>
          <table:table-cell office:value-type="float" office:value="68.546349804879156" table:formula="of:=[.$D$6]*[.E34]+[.$D$7]*[.D34]+[.$D$8]*[.B34]" table:style-name="ce2">
            <text:p>68.5463498</text:p>
          </table:table-cell>
          <table:table-cell office:value-type="float" office:value="67.158014785669494" table:formula="of:=[.F34]+RAND()*[.$D$9]-[.$D$9]/2" table:style-name="ce2">
            <text:p>67.15801479</text:p>
          </table:table-cell>
          <table:table-cell office:value-type="float" office:value="1.3883350192096628" table:formula="of:=[.F34]-[.G34]" table:style-name="ce2">
            <text:p>1.388335019</text:p>
          </table:table-cell>
          <table:table-cell office:value-type="float" office:value="68.373011087929655" table:formula="of:=[.$D$10]*[.E34]+[.$D$11]*[.D34]+[.$D$12]*[.B34]" table:style-name="ce2">
            <text:p>68.37301109</text:p>
          </table:table-cell>
          <table:table-cell office:value-type="float" office:value="91.072099696478688" table:formula="of:=[.$H$9]*[.E34]" table:style-name="ce2">
            <text:p>91.0720997</text:p>
          </table:table-cell>
          <table:table-cell office:value-type="float" office:value="46.837079843903325" table:formula="of:=[.$H$7]*[.E34]" table:style-name="ce2">
            <text:p>46.83707984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1" table:style-name="ce2">
            <text:p>21</text:p>
          </table:table-cell>
          <table:table-cell office:value-type="float" office:value="1.3222192947339193" table:formula="of:=LOG10([.C35])" table:style-name="ce2">
            <text:p>1.322219295</text:p>
          </table:table-cell>
          <table:table-cell office:value-type="float" office:value="27.766605189412306" table:formula="of:=[.C35]*[.D35]" table:style-name="ce2">
            <text:p>27.76660519</text:p>
          </table:table-cell>
          <table:table-cell office:value-type="float" office:value="72.144306852494211" table:formula="of:=[.$D$6]*[.E35]+[.$D$7]*[.D35]+[.$D$8]*[.B35]" table:style-name="ce2">
            <text:p>72.14430685</text:p>
          </table:table-cell>
          <table:table-cell office:value-type="float" office:value="70.723133153331645" table:formula="of:=[.F35]+RAND()*[.$D$9]-[.$D$9]/2" table:style-name="ce2">
            <text:p>70.72313315</text:p>
          </table:table-cell>
          <table:table-cell office:value-type="float" office:value="1.4211736991625656" table:formula="of:=[.F35]-[.G35]" table:style-name="ce2">
            <text:p>1.421173699</text:p>
          </table:table-cell>
          <table:table-cell office:value-type="float" office:value="71.970624977328413" table:formula="of:=[.$D$10]*[.E35]+[.$D$11]*[.D35]+[.$D$12]*[.B35]" table:style-name="ce2">
            <text:p>71.97062498</text:p>
          </table:table-cell>
          <table:table-cell office:value-type="float" office:value="97.183118162943074" table:formula="of:=[.$H$9]*[.E35]" table:style-name="ce2">
            <text:p>97.18311816</text:p>
          </table:table-cell>
          <table:table-cell office:value-type="float" office:value="49.979889340942151" table:formula="of:=[.$H$7]*[.E35]" table:style-name="ce2">
            <text:p>49.97988934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float" office:value="1.3424226808222062" table:formula="of:=LOG10([.C36])" table:style-name="ce2">
            <text:p>1.342422681</text:p>
          </table:table-cell>
          <table:table-cell office:value-type="float" office:value="29.533298978088535" table:formula="of:=[.C36]*[.D36]" table:style-name="ce2">
            <text:p>29.53329898</text:p>
          </table:table-cell>
          <table:table-cell office:value-type="float" office:value="75.778711360288099" table:formula="of:=[.$D$6]*[.E36]+[.$D$7]*[.D36]+[.$D$8]*[.B36]" table:style-name="ce2">
            <text:p>75.77871136</text:p>
          </table:table-cell>
          <table:table-cell office:value-type="float" office:value="74.017640437330272" table:formula="of:=[.F36]+RAND()*[.$D$9]-[.$D$9]/2" table:style-name="ce2">
            <text:p>74.01764044</text:p>
          </table:table-cell>
          <table:table-cell office:value-type="float" office:value="1.7610709229578276" table:formula="of:=[.F36]-[.G36]" table:style-name="ce2">
            <text:p>1.761070923</text:p>
          </table:table-cell>
          <table:table-cell office:value-type="float" office:value="75.604431164986494" table:formula="of:=[.$D$10]*[.E36]+[.$D$11]*[.D36]+[.$D$12]*[.B36]" table:style-name="ce2">
            <text:p>75.60443116</text:p>
          </table:table-cell>
          <table:table-cell office:value-type="float" office:value="103.36654642330987" table:formula="of:=[.$H$9]*[.E36]" table:style-name="ce2">
            <text:p>103.3665464</text:p>
          </table:table-cell>
          <table:table-cell office:value-type="float" office:value="53.159938160559363" table:formula="of:=[.$H$7]*[.E36]" table:style-name="ce2">
            <text:p>53.15993816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3" table:style-name="ce2">
            <text:p>23</text:p>
          </table:table-cell>
          <table:table-cell office:value-type="float" office:value="1.3617278360175928" table:formula="of:=LOG10([.C37])" table:style-name="ce2">
            <text:p>1.361727836</text:p>
          </table:table-cell>
          <table:table-cell office:value-type="float" office:value="31.319740228404637" table:formula="of:=[.C37]*[.D37]" table:style-name="ce2">
            <text:p>31.31974023</text:p>
          </table:table-cell>
          <table:table-cell office:value-type="float" office:value="79.448119636897232" table:formula="of:=[.$D$6]*[.E37]+[.$D$7]*[.D37]+[.$D$8]*[.B37]" table:style-name="ce2">
            <text:p>79.44811964</text:p>
          </table:table-cell>
          <table:table-cell office:value-type="float" office:value="76.725386373737678" table:formula="of:=[.F37]+RAND()*[.$D$9]-[.$D$9]/2" table:style-name="ce2">
            <text:p>76.72538637</text:p>
          </table:table-cell>
          <table:table-cell office:value-type="float" office:value="2.7227332631595544" table:formula="of:=[.F37]-[.G37]" table:style-name="ce2">
            <text:p>2.722733263</text:p>
          </table:table-cell>
          <table:table-cell office:value-type="float" office:value="79.273006261322877" table:formula="of:=[.$D$10]*[.E37]+[.$D$11]*[.D37]+[.$D$12]*[.B37]" table:style-name="ce2">
            <text:p>79.27300626</text:p>
          </table:table-cell>
          <table:table-cell office:value-type="float" office:value="109.61909079941623" table:formula="of:=[.$H$9]*[.E37]" table:style-name="ce2">
            <text:p>109.6190908</text:p>
          </table:table-cell>
          <table:table-cell office:value-type="float" office:value="56.375532411128347" table:formula="of:=[.$H$7]*[.E37]" table:style-name="ce2">
            <text:p>56.37553241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1.3802112417116059" table:formula="of:=LOG10([.C38])" table:style-name="ce2">
            <text:p>1.380211242</text:p>
          </table:table-cell>
          <table:table-cell office:value-type="float" office:value="33.125069801078538" table:formula="of:=[.C38]*[.D38]" table:style-name="ce2">
            <text:p>33.1250698</text:p>
          </table:table-cell>
          <table:table-cell office:value-type="float" office:value="83.151195810715109" table:formula="of:=[.$D$6]*[.E38]+[.$D$7]*[.D38]+[.$D$8]*[.B38]" table:style-name="ce2">
            <text:p>83.15119581</text:p>
          </table:table-cell>
          <table:table-cell office:value-type="float" office:value="86.626152514007785" table:formula="of:=[.F38]+RAND()*[.$D$9]-[.$D$9]/2" table:style-name="ce2">
            <text:p>86.62615251</text:p>
          </table:table-cell>
          <table:table-cell office:value-type="float" office:value="-3.4749567032926763" table:formula="of:=[.F38]-[.G38]" table:style-name="ce2">
            <text:p>-3.474956703</text:p>
          </table:table-cell>
          <table:table-cell office:value-type="float" office:value="82.975032204999252" table:formula="of:=[.$D$10]*[.E38]+[.$D$11]*[.D38]+[.$D$12]*[.B38]" table:style-name="ce2">
            <text:p>82.9750322</text:p>
          </table:table-cell>
          <table:table-cell office:value-type="float" office:value="115.93774430377488" table:formula="of:=[.$H$9]*[.E38]" table:style-name="ce2">
            <text:p>115.9377443</text:p>
          </table:table-cell>
          <table:table-cell office:value-type="float" office:value="59.625125641941374" table:formula="of:=[.$H$7]*[.E38]" table:style-name="ce2">
            <text:p>59.62512564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1.3979400086720377" table:formula="of:=LOG10([.C39])" table:style-name="ce2">
            <text:p>1.397940009</text:p>
          </table:table-cell>
          <table:table-cell office:value-type="float" office:value="34.948500216800944" table:formula="of:=[.C39]*[.D39]" table:style-name="ce2">
            <text:p>34.94850022</text:p>
          </table:table-cell>
          <table:table-cell office:value-type="float" office:value="86.886700476962076" table:formula="of:=[.$D$6]*[.E39]+[.$D$7]*[.D39]+[.$D$8]*[.B39]" table:style-name="ce2">
            <text:p>86.88670048</text:p>
          </table:table-cell>
          <table:table-cell office:value-type="float" office:value="89.190740094942001" table:formula="of:=[.F39]+RAND()*[.$D$9]-[.$D$9]/2" table:style-name="ce2">
            <text:p>89.19074009</text:p>
          </table:table-cell>
          <table:table-cell office:value-type="float" office:value="-2.3040396179799245" table:formula="of:=[.F39]-[.G39]" table:style-name="ce2">
            <text:p>-2.304039618</text:p>
          </table:table-cell>
          <table:table-cell office:value-type="float" office:value="86.709285308745706" table:formula="of:=[.$D$10]*[.E39]+[.$D$11]*[.D39]+[.$D$12]*[.B39]" table:style-name="ce2">
            <text:p>86.70928531</text:p>
          </table:table-cell>
          <table:table-cell office:value-type="float" office:value="122.31975075880331" table:formula="of:=[.$H$9]*[.E39]" table:style-name="ce2">
            <text:p>122.3197508</text:p>
          </table:table-cell>
          <table:table-cell office:value-type="float" office:value="62.907300390241701" table:formula="of:=[.$H$7]*[.E39]" table:style-name="ce2">
            <text:p>62.90730039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office:value-type="float" office:value="1.414973347970818" table:formula="of:=LOG10([.C40])" table:style-name="ce2">
            <text:p>1.414973348</text:p>
          </table:table-cell>
          <table:table-cell office:value-type="float" office:value="36.789307047241266" table:formula="of:=[.C40]*[.D40]" table:style-name="ce2">
            <text:p>36.78930705</text:p>
          </table:table-cell>
          <table:table-cell office:value-type="float" office:value="90.653480834336619" table:formula="of:=[.$D$6]*[.E40]+[.$D$7]*[.D40]+[.$D$8]*[.B40]" table:style-name="ce2">
            <text:p>90.65348083</text:p>
          </table:table-cell>
          <table:table-cell office:value-type="float" office:value="93.60883142430805" table:formula="of:=[.F40]+RAND()*[.$D$9]-[.$D$9]/2" table:style-name="ce2">
            <text:p>93.60883142</text:p>
          </table:table-cell>
          <table:table-cell office:value-type="float" office:value="-2.955350589971431" table:formula="of:=[.F40]-[.G40]" table:style-name="ce2">
            <text:p>-2.95535059</text:p>
          </table:table-cell>
          <table:table-cell office:value-type="float" office:value="90.474626717495568" table:formula="of:=[.$D$10]*[.E40]+[.$D$11]*[.D40]+[.$D$12]*[.B40]" table:style-name="ce2">
            <text:p>90.47462672</text:p>
          </table:table-cell>
          <table:table-cell office:value-type="float" office:value="128.76257466534443" table:formula="of:=[.$H$9]*[.E40]" table:style-name="ce2">
            <text:p>128.7625747</text:p>
          </table:table-cell>
          <table:table-cell office:value-type="float" office:value="66.220752685034284" table:formula="of:=[.$H$7]*[.E40]" table:style-name="ce2">
            <text:p>66.22075269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7" table:style-name="ce2">
            <text:p>27</text:p>
          </table:table-cell>
          <table:table-cell office:value-type="float" office:value="1.4313637641589874" table:formula="of:=LOG10([.C41])" table:style-name="ce2">
            <text:p>1.431363764</text:p>
          </table:table-cell>
          <table:table-cell office:value-type="float" office:value="38.646821632292657" table:formula="of:=[.C41]*[.D41]" table:style-name="ce2">
            <text:p>38.64682163</text:p>
          </table:table-cell>
          <table:table-cell office:value-type="float" office:value="94.450462085380252" table:formula="of:=[.$D$6]*[.E41]+[.$D$7]*[.D41]+[.$D$8]*[.B41]" table:style-name="ce2">
            <text:p>94.45046209</text:p>
          </table:table-cell>
          <table:table-cell office:value-type="float" office:value="93.284491843351219" table:formula="of:=[.F41]+RAND()*[.$D$9]-[.$D$9]/2" table:style-name="ce2">
            <text:p>93.28449184</text:p>
          </table:table-cell>
          <table:table-cell office:value-type="float" office:value="1.165970242029033" table:formula="of:=[.F41]-[.G41]" table:style-name="ce2">
            <text:p>1.165970242</text:p>
          </table:table-cell>
          <table:table-cell office:value-type="float" office:value="94.269994070324998" table:formula="of:=[.$D$10]*[.E41]+[.$D$11]*[.D41]+[.$D$12]*[.B41]" table:style-name="ce2">
            <text:p>94.26999407</text:p>
          </table:table-cell>
          <table:table-cell office:value-type="float" office:value="135.26387571302431" table:formula="of:=[.$H$9]*[.E41]" table:style-name="ce2">
            <text:p>135.2638757</text:p>
          </table:table-cell>
          <table:table-cell office:value-type="float" office:value="69.56427893812679" table:formula="of:=[.$H$7]*[.E41]" table:style-name="ce2">
            <text:p>69.56427894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8" table:style-name="ce2">
            <text:p>28</text:p>
          </table:table-cell>
          <table:table-cell office:value-type="float" office:value="1.4471580313422192" table:formula="of:=LOG10([.C42])" table:style-name="ce2">
            <text:p>1.447158031</text:p>
          </table:table-cell>
          <table:table-cell office:value-type="float" office:value="40.520424877582137" table:formula="of:=[.C42]*[.D42]" table:style-name="ce2">
            <text:p>40.52042488</text:p>
          </table:table-cell>
          <table:table-cell office:value-type="float" office:value="98.276639911875364" table:formula="of:=[.$D$6]*[.E42]+[.$D$7]*[.D42]+[.$D$8]*[.B42]" table:style-name="ce2">
            <text:p>98.27663991</text:p>
          </table:table-cell>
          <table:table-cell office:value-type="float" office:value="100.99551790397109" table:formula="of:=[.F42]+RAND()*[.$D$9]-[.$D$9]/2" table:style-name="ce2">
            <text:p>100.9955179</text:p>
          </table:table-cell>
          <table:table-cell office:value-type="float" office:value="-2.7188779920957273" table:formula="of:=[.F42]-[.G42]" table:style-name="ce2">
            <text:p>-2.718877992</text:p>
          </table:table-cell>
          <table:table-cell office:value-type="float" office:value="98.094394190483143" table:formula="of:=[.$D$10]*[.E42]+[.$D$11]*[.D42]+[.$D$12]*[.B42]" table:style-name="ce2">
            <text:p>98.09439419</text:p>
          </table:table-cell>
          <table:table-cell office:value-type="float" office:value="141.82148707153749" table:formula="of:=[.$H$9]*[.E42]" table:style-name="ce2">
            <text:p>141.8214871</text:p>
          </table:table-cell>
          <table:table-cell office:value-type="float" office:value="72.936764779647845" table:formula="of:=[.$H$7]*[.E42]" table:style-name="ce2">
            <text:p>72.93676478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9" table:style-name="ce2">
            <text:p>29</text:p>
          </table:table-cell>
          <table:table-cell office:value-type="float" office:value="1.4623979978989561" table:formula="of:=LOG10([.C43])" table:style-name="ce2">
            <text:p>1.462397998</text:p>
          </table:table-cell>
          <table:table-cell office:value-type="float" office:value="42.409541939069726" table:formula="of:=[.C43]*[.D43]" table:style-name="ce2">
            <text:p>42.40954194</text:p>
          </table:table-cell>
          <table:table-cell office:value-type="float" office:value="102.13107386763423" table:formula="of:=[.$D$6]*[.E43]+[.$D$7]*[.D43]+[.$D$8]*[.B43]" table:style-name="ce2">
            <text:p>102.1310739</text:p>
          </table:table-cell>
          <table:table-cell office:value-type="float" office:value="103.9158647944233" table:formula="of:=[.F43]+RAND()*[.$D$9]-[.$D$9]/2" table:style-name="ce2">
            <text:p>103.9158648</text:p>
          </table:table-cell>
          <table:table-cell office:value-type="float" office:value="-1.7847909267890714" table:formula="of:=[.F43]-[.G43]" table:style-name="ce2">
            <text:p>-1.784790927</text:p>
          </table:table-cell>
          <table:table-cell office:value-type="float" office:value="101.9468966556698" table:formula="of:=[.$D$10]*[.E43]+[.$D$11]*[.D43]+[.$D$12]*[.B43]" table:style-name="ce2">
            <text:p>101.9468967</text:p>
          </table:table-cell>
          <table:table-cell office:value-type="float" office:value="148.43339678674403" table:formula="of:=[.$H$9]*[.E43]" table:style-name="ce2">
            <text:p>148.4333968</text:p>
          </table:table-cell>
          <table:table-cell office:value-type="float" office:value="76.337175490325507" table:formula="of:=[.$H$7]*[.E43]" table:style-name="ce2">
            <text:p>76.33717549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float" office:value="1.4771212547196624" table:formula="of:=LOG10([.C44])" table:style-name="ce2">
            <text:p>1.477121255</text:p>
          </table:table-cell>
          <table:table-cell office:value-type="float" office:value="44.313637641589871" table:formula="of:=[.C44]*[.D44]" table:style-name="ce2">
            <text:p>44.31363764</text:p>
          </table:table-cell>
          <table:table-cell office:value-type="float" office:value="106.01288155677805" table:formula="of:=[.$D$6]*[.E44]+[.$D$7]*[.D44]+[.$D$8]*[.B44]" table:style-name="ce2">
            <text:p>106.0128816</text:p>
          </table:table-cell>
          <table:table-cell office:value-type="float" office:value="104.91103352955737" table:formula="of:=[.F44]+RAND()*[.$D$9]-[.$D$9]/2" table:style-name="ce2">
            <text:p>104.9110335</text:p>
          </table:table-cell>
          <table:table-cell office:value-type="float" office:value="1.101848027220683" table:formula="of:=[.F44]-[.G44]" table:style-name="ce2">
            <text:p>1.101848027</text:p>
          </table:table-cell>
          <table:table-cell office:value-type="float" office:value="105.82662812414696" table:formula="of:=[.$D$10]*[.E44]+[.$D$11]*[.D44]+[.$D$12]*[.B44]" table:style-name="ce2">
            <text:p>105.8266281</text:p>
          </table:table-cell>
          <table:table-cell office:value-type="float" office:value="155.09773174556454" table:formula="of:=[.$H$9]*[.E44]" table:style-name="ce2">
            <text:p>155.0977317</text:p>
          </table:table-cell>
          <table:table-cell office:value-type="float" office:value="79.764547754861766" table:formula="of:=[.$H$7]*[.E44]" table:style-name="ce2">
            <text:p>79.76454775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float" office:value="1.4913616938342726" table:formula="of:=LOG10([.C45])" table:style-name="ce2">
            <text:p>1.491361694</text:p>
          </table:table-cell>
          <table:table-cell office:value-type="float" office:value="46.232212508862453" table:formula="of:=[.C45]*[.D45]" table:style-name="ce2">
            <text:p>46.23221251</text:p>
          </table:table-cell>
          <table:table-cell office:value-type="float" office:value="109.92123348689627" table:formula="of:=[.$D$6]*[.E45]+[.$D$7]*[.D45]+[.$D$8]*[.B45]" table:style-name="ce2">
            <text:p>109.9212335</text:p>
          </table:table-cell>
          <table:table-cell office:value-type="float" office:value="111.46693864985335" table:formula="of:=[.F45]+RAND()*[.$D$9]-[.$D$9]/2" table:style-name="ce2">
            <text:p>111.4669386</text:p>
          </table:table-cell>
          <table:table-cell office:value-type="float" office:value="-1.5457051629570771" table:formula="of:=[.F45]-[.G45]" table:style-name="ce2">
            <text:p>-1.545705163</text:p>
          </table:table-cell>
          <table:table-cell office:value-type="float" office:value="109.7327673118541" table:formula="of:=[.$D$10]*[.E45]+[.$D$11]*[.D45]+[.$D$12]*[.B45]" table:style-name="ce2">
            <text:p>109.7327673</text:p>
          </table:table-cell>
          <table:table-cell office:value-type="float" office:value="161.81274378101858" table:formula="of:=[.$H$9]*[.E45]" table:style-name="ce2">
            <text:p>161.8127438</text:p>
          </table:table-cell>
          <table:table-cell office:value-type="float" office:value="83.217982515952414" table:formula="of:=[.$H$7]*[.E45]" table:style-name="ce2">
            <text:p>83.21798252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1.505149978319906" table:formula="of:=LOG10([.C46])" table:style-name="ce2">
            <text:p>1.505149978</text:p>
          </table:table-cell>
          <table:table-cell office:value-type="float" office:value="48.164799306236993" table:formula="of:=[.C46]*[.D46]" table:style-name="ce2">
            <text:p>48.16479931</text:p>
          </table:table-cell>
          <table:table-cell office:value-type="float" office:value="113.85534850407352" table:formula="of:=[.$D$6]*[.E46]+[.$D$7]*[.D46]+[.$D$8]*[.B46]" table:style-name="ce2">
            <text:p>113.8553485</text:p>
          </table:table-cell>
          <table:table-cell office:value-type="float" office:value="115.8886318050159" table:formula="of:=[.F46]+RAND()*[.$D$9]-[.$D$9]/2" table:style-name="ce2">
            <text:p>115.8886318</text:p>
          </table:table-cell>
          <table:table-cell office:value-type="float" office:value="-2.0332833009423865" table:formula="of:=[.F46]-[.G46]" table:style-name="ce2">
            <text:p>-2.033283301</text:p>
          </table:table-cell>
          <table:table-cell office:value-type="float" office:value="113.66454053201807" table:formula="of:=[.$D$10]*[.E46]+[.$D$11]*[.D46]+[.$D$12]*[.B46]" table:style-name="ce2">
            <text:p>113.6645405</text:p>
          </table:table-cell>
          <table:table-cell office:value-type="float" office:value="168.57679757182947" table:formula="of:=[.$H$9]*[.E46]" table:style-name="ce2">
            <text:p>168.5767976</text:p>
          </table:table-cell>
          <table:table-cell office:value-type="float" office:value="86.696638751226587" table:formula="of:=[.$H$7]*[.E46]" table:style-name="ce2">
            <text:p>86.69663875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3" table:style-name="ce2">
            <text:p>33</text:p>
          </table:table-cell>
          <table:table-cell office:value-type="float" office:value="1.5185139398778875" table:formula="of:=LOG10([.C47])" table:style-name="ce2">
            <text:p>1.51851394</text:p>
          </table:table-cell>
          <table:table-cell office:value-type="float" office:value="50.110960015970285" table:formula="of:=[.C47]*[.D47]" table:style-name="ce2">
            <text:p>50.11096002</text:p>
          </table:table-cell>
          <table:table-cell office:value-type="float" office:value="117.81448973133001" table:formula="of:=[.$D$6]*[.E47]+[.$D$7]*[.D47]+[.$D$8]*[.B47]" table:style-name="ce2">
            <text:p>117.8144897</text:p>
          </table:table-cell>
          <table:table-cell office:value-type="float" office:value="116.02430122336024" table:formula="of:=[.F47]+RAND()*[.$D$9]-[.$D$9]/2" table:style-name="ce2">
            <text:p>116.0243012</text:p>
          </table:table-cell>
          <table:table-cell office:value-type="float" office:value="1.7901885079697735" table:formula="of:=[.F47]-[.G47]" table:style-name="ce2">
            <text:p>1.790188508</text:p>
          </table:table-cell>
          <table:table-cell office:value-type="float" office:value="117.62121772234332" table:formula="of:=[.$D$10]*[.E47]+[.$D$11]*[.D47]+[.$D$12]*[.B47]" table:style-name="ce2">
            <text:p>117.6212177</text:p>
          </table:table-cell>
          <table:table-cell office:value-type="float" office:value="175.38836005589599" table:formula="of:=[.$H$9]*[.E47]" table:style-name="ce2">
            <text:p>175.3883601</text:p>
          </table:table-cell>
          <table:table-cell office:value-type="float" office:value="90.19972802874652" table:formula="of:=[.$H$7]*[.E47]" table:style-name="ce2">
            <text:p>90.19972803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4" table:style-name="ce2">
            <text:p>34</text:p>
          </table:table-cell>
          <table:table-cell office:value-type="float" office:value="1.5314789170422551" table:formula="of:=LOG10([.C48])" table:style-name="ce2">
            <text:p>1.531478917</text:p>
          </table:table-cell>
          <table:table-cell office:value-type="float" office:value="52.070283179436672" table:formula="of:=[.C48]*[.D48]" table:style-name="ce2">
            <text:p>52.07028318</text:p>
          </table:table-cell>
          <table:table-cell office:value-type="float" office:value="121.79796094408462" table:formula="of:=[.$D$6]*[.E48]+[.$D$7]*[.D48]+[.$D$8]*[.B48]" table:style-name="ce2">
            <text:p>121.7979609</text:p>
          </table:table-cell>
          <table:table-cell office:value-type="float" office:value="120.55136330679667" table:formula="of:=[.F48]+RAND()*[.$D$9]-[.$D$9]/2" table:style-name="ce2">
            <text:p>120.5513633</text:p>
          </table:table-cell>
          <table:table-cell office:value-type="float" office:value="1.2465976372879481" table:formula="of:=[.F48]-[.G48]" table:style-name="ce2">
            <text:p>1.246597637</text:p>
          </table:table-cell>
          <table:table-cell office:value-type="float" office:value="121.60210889619771" table:formula="of:=[.$D$10]*[.E48]+[.$D$11]*[.D48]+[.$D$12]*[.B48]" table:style-name="ce2">
            <text:p>121.6021089</text:p>
          </table:table-cell>
          <table:table-cell office:value-type="float" office:value="182.24599112802835" table:formula="of:=[.$H$9]*[.E48]" table:style-name="ce2">
            <text:p>182.2459911</text:p>
          </table:table-cell>
          <table:table-cell office:value-type="float" office:value="93.726509722986009" table:formula="of:=[.$H$7]*[.E48]" table:style-name="ce2">
            <text:p>93.72650972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float" office:value="1.5440680443502757" table:formula="of:=LOG10([.C49])" table:style-name="ce2">
            <text:p>1.544068044</text:p>
          </table:table-cell>
          <table:table-cell office:value-type="float" office:value="54.042381552259648" table:formula="of:=[.C49]*[.D49]" table:style-name="ce2">
            <text:p>54.04238155</text:p>
          </table:table-cell>
          <table:table-cell office:value-type="float" office:value="125.80510332627068" table:formula="of:=[.$D$6]*[.E49]+[.$D$7]*[.D49]+[.$D$8]*[.B49]" table:style-name="ce2">
            <text:p>125.8051033</text:p>
          </table:table-cell>
          <table:table-cell office:value-type="float" office:value="127.9165518990377" table:formula="of:=[.F49]+RAND()*[.$D$9]-[.$D$9]/2" table:style-name="ce2">
            <text:p>127.9165519</text:p>
          </table:table-cell>
          <table:table-cell office:value-type="float" office:value="-2.1114485727670171" table:formula="of:=[.F49]-[.G49]" table:style-name="ce2">
            <text:p>-2.111448573</text:p>
          </table:table-cell>
          <table:table-cell office:value-type="float" office:value="125.60656096366432" table:formula="of:=[.$D$10]*[.E49]+[.$D$11]*[.D49]+[.$D$12]*[.B49]" table:style-name="ce2">
            <text:p>125.606561</text:p>
          </table:table-cell>
          <table:table-cell office:value-type="float" office:value="189.14833543290877" table:formula="of:=[.$H$9]*[.E49]" table:style-name="ce2">
            <text:p>189.1483354</text:p>
          </table:table-cell>
          <table:table-cell office:value-type="float" office:value="97.276286794067374" table:formula="of:=[.$H$7]*[.E49]" table:style-name="ce2">
            <text:p>97.27628679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6" table:style-name="ce2">
            <text:p>36</text:p>
          </table:table-cell>
          <table:table-cell office:value-type="float" office:value="1.5563025007672873" table:formula="of:=LOG10([.C50])" table:style-name="ce2">
            <text:p>1.556302501</text:p>
          </table:table-cell>
          <table:table-cell office:value-type="float" office:value="56.026890027622343" table:formula="of:=[.C50]*[.D50]" table:style-name="ce2">
            <text:p>56.02689003</text:p>
          </table:table-cell>
          <table:table-cell office:value-type="float" office:value="129.83529255908113" table:formula="of:=[.$D$6]*[.E50]+[.$D$7]*[.D50]+[.$D$8]*[.B50]" table:style-name="ce2">
            <text:p>129.8352926</text:p>
          </table:table-cell>
          <table:table-cell office:value-type="float" office:value="128.29923069397358" table:formula="of:=[.F50]+RAND()*[.$D$9]-[.$D$9]/2" table:style-name="ce2">
            <text:p>128.2992307</text:p>
          </table:table-cell>
          <table:table-cell office:value-type="float" office:value="1.5360618651075413" table:formula="of:=[.F50]-[.G50]" table:style-name="ce2">
            <text:p>1.536061865</text:p>
          </table:table-cell>
          <table:table-cell office:value-type="float" office:value="129.63395487623839" table:formula="of:=[.$D$10]*[.E50]+[.$D$11]*[.D50]+[.$D$12]*[.B50]" table:style-name="ce2">
            <text:p>129.6339549</text:p>
          </table:table-cell>
          <table:table-cell office:value-type="float" office:value="196.09411509667819" table:formula="of:=[.$H$9]*[.E50]" table:style-name="ce2">
            <text:p>196.0941151</text:p>
          </table:table-cell>
          <table:table-cell office:value-type="float" office:value="100.84840204972022" table:formula="of:=[.$H$7]*[.E50]" table:style-name="ce2">
            <text:p>100.848402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1.568201724066995" table:formula="of:=LOG10([.C51])" table:style-name="ce2">
            <text:p>1.568201724</text:p>
          </table:table-cell>
          <table:table-cell office:value-type="float" office:value="58.023463790478814" table:formula="of:=[.C51]*[.D51]" table:style-name="ce2">
            <text:p>58.02346379</text:p>
          </table:table-cell>
          <table:table-cell office:value-type="float" office:value="133.8879362012926" table:formula="of:=[.$D$6]*[.E51]+[.$D$7]*[.D51]+[.$D$8]*[.B51]" table:style-name="ce2">
            <text:p>133.8879362</text:p>
          </table:table-cell>
          <table:table-cell office:value-type="float" office:value="134.16452962142208" table:formula="of:=[.F51]+RAND()*[.$D$9]-[.$D$9]/2" table:style-name="ce2">
            <text:p>134.1645296</text:p>
          </table:table-cell>
          <table:table-cell office:value-type="float" office:value="-0.27659342012947263" table:formula="of:=[.F51]-[.G51]" table:style-name="ce2">
            <text:p>-0.27659342</text:p>
          </table:table-cell>
          <table:table-cell office:value-type="float" office:value="133.68370305557826" table:formula="of:=[.$D$10]*[.E51]+[.$D$11]*[.D51]+[.$D$12]*[.B51]" table:style-name="ce2">
            <text:p>133.6837031</text:p>
          </table:table-cell>
          <table:table-cell office:value-type="float" office:value="203.08212326667586" table:formula="of:=[.$H$9]*[.E51]" table:style-name="ce2">
            <text:p>203.0821233</text:p>
          </table:table-cell>
          <table:table-cell office:value-type="float" office:value="104.44223482286186" table:formula="of:=[.$H$7]*[.E51]" table:style-name="ce2">
            <text:p>104.4422348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8" table:style-name="ce2">
            <text:p>38</text:p>
          </table:table-cell>
          <table:table-cell office:value-type="float" office:value="1.5797835966168101" table:formula="of:=LOG10([.C52])" table:style-name="ce2">
            <text:p>1.579783597</text:p>
          </table:table-cell>
          <table:table-cell office:value-type="float" office:value="60.031776671438784" table:formula="of:=[.C52]*[.D52]" table:style-name="ce2">
            <text:p>60.03177667</text:p>
          </table:table-cell>
          <table:table-cell office:value-type="float" office:value="137.96247132596162" table:formula="of:=[.$D$6]*[.E52]+[.$D$7]*[.D52]+[.$D$8]*[.B52]" table:style-name="ce2">
            <text:p>137.9624713</text:p>
          </table:table-cell>
          <table:table-cell office:value-type="float" office:value="134.68899007299495" table:formula="of:=[.F52]+RAND()*[.$D$9]-[.$D$9]/2" table:style-name="ce2">
            <text:p>134.6889901</text:p>
          </table:table-cell>
          <table:table-cell office:value-type="float" office:value="3.2734812529666613" table:formula="of:=[.F52]-[.G52]" table:style-name="ce2">
            <text:p>3.273481253</text:p>
          </table:table-cell>
          <table:table-cell office:value-type="float" office:value="137.75524707229283" table:formula="of:=[.$D$10]*[.E52]+[.$D$11]*[.D52]+[.$D$12]*[.B52]" table:style-name="ce2">
            <text:p>137.7552471</text:p>
          </table:table-cell>
          <table:table-cell office:value-type="float" office:value="210.11121835003576" table:formula="of:=[.$H$9]*[.E52]" table:style-name="ce2">
            <text:p>210.1112184</text:p>
          </table:table-cell>
          <table:table-cell office:value-type="float" office:value="108.05719800858981" table:formula="of:=[.$H$7]*[.E52]" table:style-name="ce2">
            <text:p>108.057198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9" table:style-name="ce2">
            <text:p>39</text:p>
          </table:table-cell>
          <table:table-cell office:value-type="float" office:value="1.5910646070264991" table:formula="of:=LOG10([.C53])" table:style-name="ce2">
            <text:p>1.591064607</text:p>
          </table:table-cell>
          <table:table-cell office:value-type="float" office:value="62.051519674033464" table:formula="of:=[.C53]*[.D53]" table:style-name="ce2">
            <text:p>62.05151967</text:p>
          </table:table-cell>
          <table:table-cell office:value-type="float" office:value="142.05836238319944" table:formula="of:=[.$D$6]*[.E53]+[.$D$7]*[.D53]+[.$D$8]*[.B53]" table:style-name="ce2">
            <text:p>142.0583624</text:p>
          </table:table-cell>
          <table:table-cell office:value-type="float" office:value="143.55107852139341" table:formula="of:=[.F53]+RAND()*[.$D$9]-[.$D$9]/2" table:style-name="ce2">
            <text:p>143.5510785</text:p>
          </table:table-cell>
          <table:table-cell office:value-type="float" office:value="-1.4927161381939698" table:formula="of:=[.F53]-[.G53]" table:style-name="ce2">
            <text:p>-1.492716138</text:p>
          </table:table-cell>
          <table:table-cell office:value-type="float" office:value="141.84805554544678" table:formula="of:=[.$D$10]*[.E53]+[.$D$11]*[.D53]+[.$D$12]*[.B53]" table:style-name="ce2">
            <text:p>141.8480555</text:p>
          </table:table-cell>
          <table:table-cell office:value-type="float" office:value="217.18031885911714" table:formula="of:=[.$H$9]*[.E53]" table:style-name="ce2">
            <text:p>217.1803189</text:p>
          </table:table-cell>
          <table:table-cell office:value-type="float" office:value="111.69273541326024" table:formula="of:=[.$H$7]*[.E53]" table:style-name="ce2">
            <text:p>111.6927354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1.6020599913279623" table:formula="of:=LOG10([.C54])" table:style-name="ce2">
            <text:p>1.602059991</text:p>
          </table:table-cell>
          <table:table-cell office:value-type="float" office:value="64.082399653118486" table:formula="of:=[.C54]*[.D54]" table:style-name="ce2">
            <text:p>64.08239965</text:p>
          </table:table-cell>
          <table:table-cell office:value-type="float" office:value="146.17509926287678" table:formula="of:=[.$D$6]*[.E54]+[.$D$7]*[.D54]+[.$D$8]*[.B54]" table:style-name="ce2">
            <text:p>146.1750993</text:p>
          </table:table-cell>
          <table:table-cell office:value-type="float" office:value="147.05578431627541" table:formula="of:=[.F54]+RAND()*[.$D$9]-[.$D$9]/2" table:style-name="ce2">
            <text:p>147.0557843</text:p>
          </table:table-cell>
          <table:table-cell office:value-type="float" office:value="-0.88068505339862213" table:formula="of:=[.F54]-[.G54]" table:style-name="ce2">
            <text:p>-0.880685053</text:p>
          </table:table-cell>
          <table:table-cell office:value-type="float" office:value="145.96162223743914" table:formula="of:=[.$D$10]*[.E54]+[.$D$11]*[.D54]+[.$D$12]*[.B54]" table:style-name="ce2">
            <text:p>145.9616222</text:p>
          </table:table-cell>
          <table:table-cell office:value-type="float" office:value="224.28839878591469" table:formula="of:=[.$H$9]*[.E54]" table:style-name="ce2">
            <text:p>224.2883988</text:p>
          </table:table-cell>
          <table:table-cell office:value-type="float" office:value="115.34831937561327" table:formula="of:=[.$H$7]*[.E54]" table:style-name="ce2">
            <text:p>115.3483194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1" table:style-name="ce2">
            <text:p>41</text:p>
          </table:table-cell>
          <table:table-cell office:value-type="float" office:value="1.6127838567197355" table:formula="of:=LOG10([.C55])" table:style-name="ce2">
            <text:p>1.612783857</text:p>
          </table:table-cell>
          <table:table-cell office:value-type="float" office:value="66.124138125509148" table:formula="of:=[.C55]*[.D55]" table:style-name="ce2">
            <text:p>66.12413813</text:p>
          </table:table-cell>
          <table:table-cell office:value-type="float" office:value="150.31219553461696" table:formula="of:=[.$D$6]*[.E55]+[.$D$7]*[.D55]+[.$D$8]*[.B55]" table:style-name="ce2">
            <text:p>150.3121955</text:p>
          </table:table-cell>
          <table:table-cell office:value-type="float" office:value="149.70199849799849" table:formula="of:=[.F55]+RAND()*[.$D$9]-[.$D$9]/2" table:style-name="ce2">
            <text:p>149.7019985</text:p>
          </table:table-cell>
          <table:table-cell office:value-type="float" office:value="0.61019703661847302" table:formula="of:=[.F55]-[.G55]" table:style-name="ce2">
            <text:p>0.610197037</text:p>
          </table:table-cell>
          <table:table-cell office:value-type="float" office:value="150.09546432227864" table:formula="of:=[.$D$10]*[.E55]+[.$D$11]*[.D55]+[.$D$12]*[.B55]" table:style-name="ce2">
            <text:p>150.0954643</text:p>
          </table:table-cell>
          <table:table-cell office:value-type="float" office:value="231.43448343928202" table:formula="of:=[.$H$9]*[.E55]" table:style-name="ce2">
            <text:p>231.4344834</text:p>
          </table:table-cell>
          <table:table-cell office:value-type="float" office:value="119.02344862591647" table:formula="of:=[.$H$7]*[.E55]" table:style-name="ce2">
            <text:p>119.0234486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1.6232492903979006" table:formula="of:=LOG10([.C56])" table:style-name="ce2">
            <text:p>1.62324929</text:p>
          </table:table-cell>
          <table:table-cell office:value-type="float" office:value="68.176470196711819" table:formula="of:=[.C56]*[.D56]" table:style-name="ce2">
            <text:p>68.1764702</text:p>
          </table:table-cell>
          <table:table-cell office:value-type="float" office:value="154.46918684541313" table:formula="of:=[.$D$6]*[.E56]+[.$D$7]*[.D56]+[.$D$8]*[.B56]" table:style-name="ce2">
            <text:p>154.4691868</text:p>
          </table:table-cell>
          <table:table-cell office:value-type="float" office:value="152.76548215978733" table:formula="of:=[.F56]+RAND()*[.$D$9]-[.$D$9]/2" table:style-name="ce2">
            <text:p>152.7654822</text:p>
          </table:table-cell>
          <table:table-cell office:value-type="float" office:value="1.7037046856258087" table:formula="of:=[.F56]-[.G56]" table:style-name="ce2">
            <text:p>1.703704686</text:p>
          </table:table-cell>
          <table:table-cell office:value-type="float" office:value="154.24912080814772" table:formula="of:=[.$D$10]*[.E56]+[.$D$11]*[.D56]+[.$D$12]*[.B56]" table:style-name="ce2">
            <text:p>154.2491208</text:p>
          </table:table-cell>
          <table:table-cell office:value-type="float" office:value="238.61764568849136" table:formula="of:=[.$H$9]*[.E56]" table:style-name="ce2">
            <text:p>238.6176457</text:p>
          </table:table-cell>
          <table:table-cell office:value-type="float" office:value="122.71764635408128" table:formula="of:=[.$H$7]*[.E56]" table:style-name="ce2">
            <text:p>122.7176464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3" table:style-name="ce2">
            <text:p>43</text:p>
          </table:table-cell>
          <table:table-cell office:value-type="float" office:value="1.6334684555795864" table:formula="of:=LOG10([.C57])" table:style-name="ce2">
            <text:p>1.633468456</text:p>
          </table:table-cell>
          <table:table-cell office:value-type="float" office:value="70.239143589922222" table:formula="of:=[.C57]*[.D57]" table:style-name="ce2">
            <text:p>70.23914359</text:p>
          </table:table-cell>
          <table:table-cell office:value-type="float" office:value="158.64562945774239" table:formula="of:=[.$D$6]*[.E57]+[.$D$7]*[.D57]+[.$D$8]*[.B57]" table:style-name="ce2">
            <text:p>158.6456295</text:p>
          </table:table-cell>
          <table:table-cell office:value-type="float" office:value="155.24432615174902" table:formula="of:=[.F57]+RAND()*[.$D$9]-[.$D$9]/2" table:style-name="ce2">
            <text:p>155.2443262</text:p>
          </table:table-cell>
          <table:table-cell office:value-type="float" office:value="3.4013033059933662" table:formula="of:=[.F57]-[.G57]" table:style-name="ce2">
            <text:p>3.401303306</text:p>
          </table:table-cell>
          <table:table-cell office:value-type="float" office:value="158.42215109759127" table:formula="of:=[.$D$10]*[.E57]+[.$D$11]*[.D57]+[.$D$12]*[.B57]" table:style-name="ce2">
            <text:p>158.4221511</text:p>
          </table:table-cell>
          <table:table-cell office:value-type="float" office:value="245.83700256472778" table:formula="of:=[.$H$9]*[.E57]" table:style-name="ce2">
            <text:p>245.8370026</text:p>
          </table:table-cell>
          <table:table-cell office:value-type="float" office:value="126.43045846186" table:formula="of:=[.$H$7]*[.E57]" table:style-name="ce2">
            <text:p>126.4304585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4" table:style-name="ce2">
            <text:p>44</text:p>
          </table:table-cell>
          <table:table-cell office:value-type="float" office:value="1.6434526764861874" table:formula="of:=LOG10([.C58])" table:style-name="ce2">
            <text:p>1.643452676</text:p>
          </table:table-cell>
          <table:table-cell office:value-type="float" office:value="72.311917765392252" table:formula="of:=[.C58]*[.D58]" table:style-name="ce2">
            <text:p>72.31191777</text:p>
          </table:table-cell>
          <table:table-cell office:value-type="float" office:value="162.84109891321543" table:formula="of:=[.$D$6]*[.E58]+[.$D$7]*[.D58]+[.$D$8]*[.B58]" table:style-name="ce2">
            <text:p>162.8410989</text:p>
          </table:table-cell>
          <table:table-cell office:value-type="float" office:value="166.20803946793313" table:formula="of:=[.F58]+RAND()*[.$D$9]-[.$D$9]/2" table:style-name="ce2">
            <text:p>166.2080395</text:p>
          </table:table-cell>
          <table:table-cell office:value-type="float" office:value="-3.3669405547177007" table:formula="of:=[.F58]-[.G58]" table:style-name="ce2">
            <text:p>-3.366940555</text:p>
          </table:table-cell>
          <table:table-cell office:value-type="float" office:value="162.61413367075943" table:formula="of:=[.$D$10]*[.E58]+[.$D$11]*[.D58]+[.$D$12]*[.B58]" table:style-name="ce2">
            <text:p>162.6141337</text:p>
          </table:table-cell>
          <table:table-cell office:value-type="float" office:value="253.09171217887288" table:formula="of:=[.$H$9]*[.E58]" table:style-name="ce2">
            <text:p>253.0917122</text:p>
          </table:table-cell>
          <table:table-cell office:value-type="float" office:value="130.16145197770607" table:formula="of:=[.$H$7]*[.E58]" table:style-name="ce2">
            <text:p>130.161452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5" table:style-name="ce2">
            <text:p>45</text:p>
          </table:table-cell>
          <table:table-cell office:value-type="float" office:value="1.6532125137753437" table:formula="of:=LOG10([.C59])" table:style-name="ce2">
            <text:p>1.653212514</text:p>
          </table:table-cell>
          <table:table-cell office:value-type="float" office:value="74.394563119890464" table:formula="of:=[.C59]*[.D59]" table:style-name="ce2">
            <text:p>74.39456312</text:p>
          </table:table-cell>
          <table:table-cell office:value-type="float" office:value="167.05518880865765" table:formula="of:=[.$D$6]*[.E59]+[.$D$7]*[.D59]+[.$D$8]*[.B59]" table:style-name="ce2">
            <text:p>167.0551888</text:p>
          </table:table-cell>
          <table:table-cell office:value-type="float" office:value="163.88023806257672" table:formula="of:=[.F59]+RAND()*[.$D$9]-[.$D$9]/2" table:style-name="ce2">
            <text:p>163.8802381</text:p>
          </table:table-cell>
          <table:table-cell office:value-type="float" office:value="3.1749507460809241" table:formula="of:=[.F59]-[.G59]" table:style-name="ce2">
            <text:p>3.174950746</text:p>
          </table:table-cell>
          <table:table-cell office:value-type="float" office:value="166.82466487892995" table:formula="of:=[.$D$10]*[.E59]+[.$D$11]*[.D59]+[.$D$12]*[.B59]" table:style-name="ce2">
            <text:p>166.8246649</text:p>
          </table:table-cell>
          <table:table-cell office:value-type="float" office:value="260.38097091961663" table:formula="of:=[.$H$9]*[.E59]" table:style-name="ce2">
            <text:p>260.3809709</text:p>
          </table:table-cell>
          <table:table-cell office:value-type="float" office:value="133.91021361580283" table:formula="of:=[.$H$7]*[.E59]" table:style-name="ce2">
            <text:p>133.9102136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6" table:style-name="ce2">
            <text:p>46</text:p>
          </table:table-cell>
          <table:table-cell office:value-type="float" office:value="1.6627578316815741" table:formula="of:=LOG10([.C60])" table:style-name="ce2">
            <text:p>1.662757832</text:p>
          </table:table-cell>
          <table:table-cell office:value-type="float" office:value="76.486860257352404" table:formula="of:=[.C60]*[.D60]" table:style-name="ce2">
            <text:p>76.48686026</text:p>
          </table:table-cell>
          <table:table-cell office:value-type="float" office:value="171.28750967311268" table:formula="of:=[.$D$6]*[.E60]+[.$D$7]*[.D60]+[.$D$8]*[.B60]" table:style-name="ce2">
            <text:p>171.2875097</text:p>
          </table:table-cell>
          <table:table-cell office:value-type="float" office:value="173.80785675797077" table:formula="of:=[.F60]+RAND()*[.$D$9]-[.$D$9]/2" table:style-name="ce2">
            <text:p>173.8078568</text:p>
          </table:table-cell>
          <table:table-cell office:value-type="float" office:value="-2.5203470848580878" table:formula="of:=[.F60]-[.G60]" table:style-name="ce2">
            <text:p>-2.520347085</text:p>
          </table:table-cell>
          <table:table-cell office:value-type="float" office:value="171.05335783708117" table:formula="of:=[.$D$10]*[.E60]+[.$D$11]*[.D60]+[.$D$12]*[.B60]" table:style-name="ce2">
            <text:p>171.0533578</text:p>
          </table:table-cell>
          <table:table-cell office:value-type="float" office:value="267.70401090073341" table:formula="of:=[.$H$9]*[.E60]" table:style-name="ce2">
            <text:p>267.7040109</text:p>
          </table:table-cell>
          <table:table-cell office:value-type="float" office:value="137.67634846323432" table:formula="of:=[.$H$7]*[.E60]" table:style-name="ce2">
            <text:p>137.6763485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7" table:style-name="ce2">
            <text:p>47</text:p>
          </table:table-cell>
          <table:table-cell office:value-type="float" office:value="1.6720978579357175" table:formula="of:=LOG10([.C61])" table:style-name="ce2">
            <text:p>1.672097858</text:p>
          </table:table-cell>
          <table:table-cell office:value-type="float" office:value="78.588599322978723" table:formula="of:=[.C61]*[.D61]" table:style-name="ce2">
            <text:p>78.58859932</text:p>
          </table:table-cell>
          <table:table-cell office:value-type="float" office:value="175.53768793563603" table:formula="of:=[.$D$6]*[.E61]+[.$D$7]*[.D61]+[.$D$8]*[.B61]" table:style-name="ce2">
            <text:p>175.5376879</text:p>
          </table:table-cell>
          <table:table-cell office:value-type="float" office:value="174.21494745449746" table:formula="of:=[.F61]+RAND()*[.$D$9]-[.$D$9]/2" table:style-name="ce2">
            <text:p>174.2149475</text:p>
          </table:table-cell>
          <table:table-cell office:value-type="float" office:value="1.3227404811385668" table:formula="of:=[.F61]-[.G61]" table:style-name="ce2">
            <text:p>1.322740481</text:p>
          </table:table-cell>
          <table:table-cell office:value-type="float" office:value="175.29984140561928" table:formula="of:=[.$D$10]*[.E61]+[.$D$11]*[.D61]+[.$D$12]*[.B61]" table:style-name="ce2">
            <text:p>175.2998414</text:p>
          </table:table-cell>
          <table:table-cell office:value-type="float" office:value="275.0600976304255" table:formula="of:=[.$H$9]*[.E61]" table:style-name="ce2">
            <text:p>275.0600976</text:p>
          </table:table-cell>
          <table:table-cell office:value-type="float" office:value="141.4594787813617" table:formula="of:=[.$H$7]*[.E61]" table:style-name="ce2">
            <text:p>141.4594788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8" table:style-name="ce2">
            <text:p>48</text:p>
          </table:table-cell>
          <table:table-cell office:value-type="float" office:value="1.6812412373755872" table:formula="of:=LOG10([.C62])" table:style-name="ce2">
            <text:p>1.681241237</text:p>
          </table:table-cell>
          <table:table-cell office:value-type="float" office:value="80.699579394028177" table:formula="of:=[.C62]*[.D62]" table:style-name="ce2">
            <text:p>80.69957939</text:p>
          </table:table-cell>
          <table:table-cell office:value-type="float" office:value="179.80536497493429" table:formula="of:=[.$D$6]*[.E62]+[.$D$7]*[.D62]+[.$D$8]*[.B62]" table:style-name="ce2">
            <text:p>179.805365</text:p>
          </table:table-cell>
          <table:table-cell office:value-type="float" office:value="181.90653952557767" table:formula="of:=[.F62]+RAND()*[.$D$9]-[.$D$9]/2" table:style-name="ce2">
            <text:p>181.9065395</text:p>
          </table:table-cell>
          <table:table-cell office:value-type="float" office:value="-2.1011745506433783" table:formula="of:=[.F62]-[.G62]" table:style-name="ce2">
            <text:p>-2.101174551</text:p>
          </table:table-cell>
          <table:table-cell office:value-type="float" office:value="179.56375925252104" table:formula="of:=[.$D$10]*[.E62]+[.$D$11]*[.D62]+[.$D$12]*[.B62]" table:style-name="ce2">
            <text:p>179.5637593</text:p>
          </table:table-cell>
          <table:table-cell office:value-type="float" office:value="282.44852787909861" table:formula="of:=[.$H$9]*[.E62]" table:style-name="ce2">
            <text:p>282.4485279</text:p>
          </table:table-cell>
          <table:table-cell office:value-type="float" office:value="145.25924290925073" table:formula="of:=[.$H$7]*[.E62]" table:style-name="ce2">
            <text:p>145.2592429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9" table:style-name="ce2">
            <text:p>49</text:p>
          </table:table-cell>
          <table:table-cell office:value-type="float" office:value="1.6901960800285136" table:formula="of:=LOG10([.C63])" table:style-name="ce2">
            <text:p>1.69019608</text:p>
          </table:table-cell>
          <table:table-cell office:value-type="float" office:value="82.819607921397164" table:formula="of:=[.C63]*[.D63]" table:style-name="ce2">
            <text:p>82.81960792</text:p>
          </table:table-cell>
          <table:table-cell office:value-type="float" office:value="184.09019624293688" table:formula="of:=[.$D$6]*[.E63]+[.$D$7]*[.D63]+[.$D$8]*[.B63]" table:style-name="ce2">
            <text:p>184.0901962</text:p>
          </table:table-cell>
          <table:table-cell office:value-type="float" office:value="186.02358680359998" table:formula="of:=[.F63]+RAND()*[.$D$9]-[.$D$9]/2" table:style-name="ce2">
            <text:p>186.0235868</text:p>
          </table:table-cell>
          <table:table-cell office:value-type="float" office:value="-1.9333905606630992" table:formula="of:=[.F63]-[.G63]" table:style-name="ce2">
            <text:p>-1.933390561</text:p>
          </table:table-cell>
          <table:table-cell office:value-type="float" office:value="183.84476898815095" table:formula="of:=[.$D$10]*[.E63]+[.$D$11]*[.D63]+[.$D$12]*[.B63]" table:style-name="ce2">
            <text:p>183.844769</text:p>
          </table:table-cell>
          <table:table-cell office:value-type="float" office:value="289.86862772489008" table:formula="of:=[.$H$9]*[.E63]" table:style-name="ce2">
            <text:p>289.8686277</text:p>
          </table:table-cell>
          <table:table-cell office:value-type="float" office:value="149.0752942585149" table:formula="of:=[.$H$7]*[.E63]" table:style-name="ce2">
            <text:p>149.0752943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50" table:style-name="ce2">
            <text:p>50</text:p>
          </table:table-cell>
          <table:table-cell office:value-type="float" office:value="1.6989700043360187" table:formula="of:=LOG10([.C64])" table:style-name="ce2">
            <text:p>1.698970004</text:p>
          </table:table-cell>
          <table:table-cell office:value-type="float" office:value="84.948500216800937" table:formula="of:=[.C64]*[.D64]" table:style-name="ce2">
            <text:p>84.94850022</text:p>
          </table:table-cell>
          <table:table-cell office:value-type="float" office:value="188.39185045528197" table:formula="of:=[.$D$6]*[.E64]+[.$D$7]*[.D64]+[.$D$8]*[.B64]" table:style-name="ce2">
            <text:p>188.3918505</text:p>
          </table:table-cell>
          <table:table-cell office:value-type="float" office:value="187.93789005336137" table:formula="of:=[.F64]+RAND()*[.$D$9]-[.$D$9]/2" table:style-name="ce2">
            <text:p>187.9378901</text:p>
          </table:table-cell>
          <table:table-cell office:value-type="float" office:value="0.45396040192059672" table:formula="of:=[.F64]-[.G64]" table:style-name="ce2">
            <text:p>0.453960402</text:p>
          </table:table-cell>
          <table:table-cell office:value-type="float" office:value="188.14254136588545" table:formula="of:=[.$D$10]*[.E64]+[.$D$11]*[.D64]+[.$D$12]*[.B64]" table:style-name="ce2">
            <text:p>188.1425414</text:p>
          </table:table-cell>
          <table:table-cell office:value-type="float" office:value="297.31975075880325" table:formula="of:=[.$H$9]*[.E64]" table:style-name="ce2">
            <text:p>297.3197508</text:p>
          </table:table-cell>
          <table:table-cell office:value-type="float" office:value="152.90730039024169" table:formula="of:=[.$H$7]*[.E64]" table:style-name="ce2">
            <text:p>152.9073004</text:p>
          </table:table-cell>
          <table:table-cell table:number-columns-repeated="16373"/>
        </table:table-row>
        <table:table-row table:number-rows-repeated="104851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Mark Lehr</meta:initial-creator>
    <dc:creator>Akter, Khadiza</dc:creator>
    <meta:creation-date>2021-09-15T18:27:26Z</meta:creation-date>
    <dc:date>2024-10-04T05:24:53Z</dc:date>
    <meta:editing-cycles>9</meta:editing-cycles>
    <meta:editing-duration>PT191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automatic" chart:connect-bars="false" chart:interpolation="cubic-spline" chart:solid-type="cuboid"/>
      <style:graphic-properties draw:fill="none" draw:stroke="solid" svg:stroke-width="0.04167in" svg:stroke-color="#a02b93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34.3002362204724pt" svg:width="534.74968503937pt" chart:style-name="Crt0">
        <chart:title chart:style-name="CT00">
          <text:p text:style-name="a0" text:class-names="" text:cond-style-name="">Asymptotic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unction Behavior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data points</text:p>
            </chart:title>
            <chart:grid chart:class="major" chart:style-name="GMa1"/>
          </chart:axis>
          <chart:series chart:label-cell-address="Example.$F$13" chart:values-cell-range-address="Example.$F$15:.$F$64" chart:class="chart:scatter" chart:attached-axis="primary-y" chart:style-name="G0S0">
            <chart:domain table:cell-range-address="Example.$C$15:.$C$64"/>
            <chart:data-point chart:repeated="50"/>
          </chart:series>
          <chart:series chart:label-cell-address="Example.$J$11" chart:values-cell-range-address="Example.$J$15:.$J$64" chart:class="chart:scatter" chart:attached-axis="primary-y" chart:style-name="G0S1">
            <chart:domain table:cell-range-address="Example.$C$15:.$C$64"/>
            <chart:data-point chart:repeated="50"/>
          </chart:series>
          <chart:series chart:label-cell-address="Example.$G$14" chart:values-cell-range-address="Example.$G$15:.$G$64" chart:class="chart:scatter" chart:attached-axis="primary-y" chart:style-name="G0S2">
            <chart:domain table:cell-range-address="Example.$C$15:.$C$64"/>
            <chart:data-point chart:repeated="50"/>
          </chart:series>
          <chart:series chart:label-cell-address="Example.$I$13" chart:values-cell-range-address="Example.$I$15:.$I$64" chart:class="chart:scatter" chart:attached-axis="primary-y" chart:style-name="G0S3">
            <chart:domain table:cell-range-address="Example.$C$15:.$C$64"/>
            <chart:data-point chart:repeated="50"/>
          </chart:series>
          <chart:series chart:label-cell-address="Example.$K$11" chart:values-cell-range-address="Example.$K$15:.$K$64" chart:class="chart:scatter" chart:attached-axis="primary-y" chart:style-name="G0S4">
            <chart:domain table:cell-range-address="Example.$C$15:.$C$64"/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